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1.372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43"/>
    <style:style style:name="ce2" style:family="table-cell" style:parent-style-name="Default" style:data-style-name="N50"/>
  </office:automatic-styles>
  <office:body>
    <office:spreadsheet>
      <table:table table:name="cons_res_layout_less_pull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JobID</text:p>
          </table:table-cell>
          <table:table-cell office:value-type="string" calcext:value-type="string">
            <text:p>AllocCPUS</text:p>
          </table:table-cell>
          <table:table-cell table:style-name="Default" office:value-type="string" calcext:value-type="string">
            <text:p>CPUTime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ligible</text:p>
          </table:table-cell>
          <table:table-cell table:style-name="Default" office:value-type="string" calcext:value-type="string">
            <text:p>Elapsed</text:p>
          </table:table-cell>
          <table:table-cell table:style-name="Default" office:value-type="string" calcext:value-type="string">
            <text:p>End</text:p>
          </table:table-cell>
          <table:table-cell office:value-type="string" calcext:value-type="string">
            <text:p>NCPUS</text:p>
          </table:table-cell>
          <table:table-cell office:value-type="string" calcext:value-type="string">
            <text:p>NodeList</text:p>
          </table:table-cell>
          <table:table-cell office:value-type="string" calcext:value-type="string">
            <text:p>NNodes</text:p>
          </table:table-cell>
          <table:table-cell office:value-type="string" calcext:value-type="string">
            <text:p>NTa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----------</text:p>
          </table:table-cell>
          <table:table-cell table:style-name="Default" office:value-type="string" calcext:value-type="string">
            <text:p>----------</text:p>
          </table:table-cell>
          <table:table-cell table:number-columns-repeated="3" table:style-name="Default" office:value-type="string" calcext:value-type="string">
            <text:p>-------------------</text:p>
          </table:table-cell>
          <table:table-cell table:style-name="Default" office:value-type="string" calcext:value-type="string">
            <text:p>----------</text:p>
          </table:table-cell>
          <table:table-cell table:style-name="Default" office:value-type="string" calcext:value-type="string">
            <text:p>-------------------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---------------</text:p>
          </table:table-cell>
          <table:table-cell table:number-columns-repeated="2" office:value-type="string" calcext:value-type="string">
            <text:p>--------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0:56" calcext:value-type="date">
            <text:p>42191.4798148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0:56" calcext:value-type="date">
            <text:p>42191.4798148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0:56" calcext:value-type="date">
            <text:p>42191.479814814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18" calcext:value-type="date">
            <text:p>42191.4800694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0:57.000001" calcext:value-type="date">
            <text:p>42191.4798263889</text:p>
          </table:table-cell>
          <table:table-cell office:value-type="date" office:date-value="2015-07-06T11:30:59" calcext:value-type="date">
            <text:p>42191.479849537</text:p>
          </table:table-cell>
          <table:table-cell office:value-type="date" office:date-value="2015-07-06T11:30:57.000001" calcext:value-type="date">
            <text:p>42191.479826388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22" calcext:value-type="date">
            <text:p>42191.4801157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0:59" calcext:value-type="date">
            <text:p>42191.4798495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22" calcext:value-type="date">
            <text:p>42191.4801157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1:00" calcext:value-type="date">
            <text:p>42191.4798611111</text:p>
          </table:table-cell>
          <table:table-cell office:value-type="date" office:date-value="2015-07-06T11:31:02" calcext:value-type="date">
            <text:p>42191.4798842593</text:p>
          </table:table-cell>
          <table:table-cell office:value-type="date" office:date-value="2015-07-06T11:31:00" calcext:value-type="date">
            <text:p>42191.4798611111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03" calcext:value-type="date">
            <text:p>42191.4812847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1:02" calcext:value-type="date">
            <text:p>42191.479884259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03" calcext:value-type="date">
            <text:p>42191.4812847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1:03" calcext:value-type="date">
            <text:p>42191.4798958333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3:02" calcext:value-type="date">
            <text:p>42191.4812731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1:01" calcext:value-type="date">
            <text:p>42191.4798726852</text:p>
          </table:table-cell>
          <table:table-cell office:value-type="date" office:date-value="2015-07-06T11:31:02" calcext:value-type="date">
            <text:p>42191.4798842593</text:p>
          </table:table-cell>
          <table:table-cell office:value-type="date" office:date-value="2015-07-06T11:31:01" calcext:value-type="date">
            <text:p>42191.479872685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03" calcext:value-type="date">
            <text:p>42191.4812847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1:02" calcext:value-type="date">
            <text:p>42191.479884259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03" calcext:value-type="date">
            <text:p>42191.4812847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1:03" calcext:value-type="date">
            <text:p>42191.4798958333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3:02" calcext:value-type="date">
            <text:p>42191.4812731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office:value-type="date" office:date-value="2015-07-06T11:31:02" calcext:value-type="date">
            <text:p>42191.4798842593</text:p>
          </table:table-cell>
          <table:table-cell office:value-type="date" office:date-value="2015-07-06T11:31:03" calcext:value-type="date">
            <text:p>42191.4798958333</text:p>
          </table:table-cell>
          <table:table-cell office:value-type="date" office:date-value="2015-07-06T11:31:02" calcext:value-type="date">
            <text:p>42191.4798842593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1:31" calcext:value-type="date">
            <text:p>42191.48021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1:03" calcext:value-type="date">
            <text:p>42191.4798958333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1:31" calcext:value-type="date">
            <text:p>42191.48021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31:03" calcext:value-type="date">
            <text:p>42191.4798958333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1:30" calcext:value-type="date">
            <text:p>42191.480208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04" calcext:value-type="date">
            <text:p>42191.4799074074</text:p>
          </table:table-cell>
          <table:table-cell office:value-type="date" office:date-value="2015-07-06T11:31:05" calcext:value-type="date">
            <text:p>42191.4799189815</text:p>
          </table:table-cell>
          <table:table-cell office:value-type="date" office:date-value="2015-07-06T11:31:04" calcext:value-type="date">
            <text:p>42191.4799074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28" calcext:value-type="date">
            <text:p>42191.48018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05" calcext:value-type="date">
            <text:p>42191.479918981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28" calcext:value-type="date">
            <text:p>42191.48018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05" calcext:value-type="date">
            <text:p>42191.479918981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27" calcext:value-type="date">
            <text:p>42191.480173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1:06" calcext:value-type="date">
            <text:p>42191.4799305556</text:p>
          </table:table-cell>
          <table:table-cell table:number-columns-repeated="2" office:value-type="date" office:date-value="2015-07-06T11:31:12" calcext:value-type="date">
            <text:p>42191.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12" calcext:value-type="date">
            <text:p>42191.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1:12" calcext:value-type="date">
            <text:p>42191.48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office:value-type="date" office:date-value="2015-07-06T11:31:12" calcext:value-type="date">
            <text:p>42191.48</text:p>
          </table:table-cell>
          <table:table-cell office:value-type="date" office:date-value="2015-07-06T11:31:13" calcext:value-type="date">
            <text:p>42191.4800115741</text:p>
          </table:table-cell>
          <table:table-cell office:value-type="date" office:date-value="2015-07-06T11:31:12" calcext:value-type="date">
            <text:p>42191.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3:49.000001" calcext:value-type="date">
            <text:p>42191.4818171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1:13" calcext:value-type="date">
            <text:p>42191.4800115741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3:49.000001" calcext:value-type="date">
            <text:p>42191.4818171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3:48" calcext:value-type="date">
            <text:p>42191.4818055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31:12" calcext:value-type="date">
            <text:p>42191.48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2" calcext:value-type="date">
            <text:p>42191.48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2:15" calcext:value-type="date">
            <text:p>42191.4807291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0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2:15" calcext:value-type="date">
            <text:p>42191.4807291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1:12" calcext:value-type="date">
            <text:p>42191.48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2" calcext:value-type="date">
            <text:p>42191.48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3:14.000001" calcext:value-type="date">
            <text:p>42191.48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3:14.000001" calcext:value-type="date">
            <text:p>42191.48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3:13" calcext:value-type="date">
            <text:p>42191.481400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1:12" calcext:value-type="date">
            <text:p>42191.48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2" calcext:value-type="date">
            <text:p>42191.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1:45" calcext:value-type="date">
            <text:p>42191.480381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-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1:45" calcext:value-type="date">
            <text:p>42191.480381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1:44" calcext:value-type="date">
            <text:p>42191.4803703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-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13" calcext:value-type="date">
            <text:p>42191.4800115741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3" calcext:value-type="date">
            <text:p>42191.4800115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38" calcext:value-type="date">
            <text:p>42191.480300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38" calcext:value-type="date">
            <text:p>42191.480300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14" calcext:value-type="date">
            <text:p>42191.480023148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37" calcext:value-type="date">
            <text:p>42191.48028935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6M00S" calcext:value-type="time">
            <text:p>0.0388888888888889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date" office:date-value="2015-07-06T11:31:16" calcext:value-type="date">
            <text:p>42191.4800462963</text:p>
          </table:table-cell>
          <table:table-cell office:value-type="date" office:date-value="2015-07-06T11:31:14" calcext:value-type="date">
            <text:p>42191.4800231482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1:44" calcext:value-type="date">
            <text:p>42191.48037037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0-17]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4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6M00S" calcext:value-type="time">
            <text:p>0.0388888888888889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1:44" calcext:value-type="date">
            <text:p>42191.48037037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0-17]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15" calcext:value-type="date">
            <text:p>42191.4800347222</text:p>
          </table:table-cell>
          <table:table-cell office:value-type="date" office:date-value="2015-07-06T11:31:16" calcext:value-type="date">
            <text:p>42191.4800462963</text:p>
          </table:table-cell>
          <table:table-cell office:value-type="date" office:date-value="2015-07-06T11:31:15" calcext:value-type="date">
            <text:p>42191.480034722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40" calcext:value-type="date">
            <text:p>42191.480324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40" calcext:value-type="date">
            <text:p>42191.480324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17" calcext:value-type="date">
            <text:p>42191.480057870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39" calcext:value-type="date">
            <text:p>42191.4803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17.000001" calcext:value-type="date">
            <text:p>42191.4814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1:16" calcext:value-type="date">
            <text:p>42191.4800462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3:17.000001" calcext:value-type="date">
            <text:p>42191.4814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1:17" calcext:value-type="date">
            <text:p>42191.4800578704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3:16" calcext:value-type="date">
            <text:p>42191.48143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18" calcext:value-type="date">
            <text:p>42191.4800694444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date" office:date-value="2015-07-06T11:31:18" calcext:value-type="date">
            <text:p>42191.480069444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19" calcext:value-type="date">
            <text:p>42191.480081018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0" calcext:value-type="date">
            <text:p>42191.480092592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42" calcext:value-type="date">
            <text:p>42191.4803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date" office:date-value="2015-07-06T11:31:20" calcext:value-type="date">
            <text:p>42191.4800925926</text:p>
          </table:table-cell>
          <table:table-cell office:value-type="date" office:date-value="2015-07-06T11:31:19" calcext:value-type="date">
            <text:p>42191.480081018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20" calcext:value-type="date">
            <text:p>42191.480092592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43" calcext:value-type="date">
            <text:p>42191.48035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0" calcext:value-type="date">
            <text:p>42191.480092592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42" calcext:value-type="date">
            <text:p>42191.4803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21" calcext:value-type="date">
            <text:p>42191.4801041667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date" office:date-value="2015-07-06T11:31:21" calcext:value-type="date">
            <text:p>42191.4801041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46" calcext:value-type="date">
            <text:p>42191.4803935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1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1:46" calcext:value-type="date">
            <text:p>42191.4803935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45" calcext:value-type="date">
            <text:p>42191.4803819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office:value-type="date" office:date-value="2015-07-06T11:31:22" calcext:value-type="date">
            <text:p>42191.4801157407</text:p>
          </table:table-cell>
          <table:table-cell office:value-type="date" office:date-value="2015-07-06T11:31:23" calcext:value-type="date">
            <text:p>42191.4801273148</text:p>
          </table:table-cell>
          <table:table-cell office:value-type="date" office:date-value="2015-07-06T11:31:22" calcext:value-type="date">
            <text:p>42191.4801157407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2:05" calcext:value-type="date">
            <text:p>42191.48061342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9-20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0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2:05" calcext:value-type="date">
            <text:p>42191.48061342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2:04" calcext:value-type="date">
            <text:p>42191.48060185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9-20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1:55" calcext:value-type="date">
            <text:p>42191.4804976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1-22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1:55" calcext:value-type="date">
            <text:p>42191.4804976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23" calcext:value-type="date">
            <text:p>42191.4801273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1:54" calcext:value-type="date">
            <text:p>42191.4804861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1-2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1:25" calcext:value-type="date">
            <text:p>42191.480150463</text:p>
          </table:table-cell>
          <table:table-cell office:value-type="date" office:date-value="2015-07-06T11:31:26" calcext:value-type="date">
            <text:p>42191.480162037</text:p>
          </table:table-cell>
          <table:table-cell office:value-type="date" office:date-value="2015-07-06T11:31:25" calcext:value-type="date">
            <text:p>42191.48015046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1:58" calcext:value-type="date">
            <text:p>42191.4805324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3-24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6" calcext:value-type="date">
            <text:p>42191.48016203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1:58" calcext:value-type="date">
            <text:p>42191.4805324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26" calcext:value-type="date">
            <text:p>42191.480162037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1:57" calcext:value-type="date">
            <text:p>42191.4805208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3-24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26" calcext:value-type="date">
            <text:p>42191.48016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50" calcext:value-type="date">
            <text:p>42191.480439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26" calcext:value-type="date">
            <text:p>42191.48016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50" calcext:value-type="date">
            <text:p>42191.480439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7" calcext:value-type="date">
            <text:p>42191.4801736111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49" calcext:value-type="date">
            <text:p>42191.480428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27" calcext:value-type="date">
            <text:p>42191.4801736111</text:p>
          </table:table-cell>
          <table:table-cell office:value-type="date" office:date-value="2015-07-06T11:31:28" calcext:value-type="date">
            <text:p>42191.4801851852</text:p>
          </table:table-cell>
          <table:table-cell office:value-type="date" office:date-value="2015-07-06T11:31:27" calcext:value-type="date">
            <text:p>42191.480173611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52" calcext:value-type="date">
            <text:p>42191.4804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28" calcext:value-type="date">
            <text:p>42191.4801851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1:52" calcext:value-type="date">
            <text:p>42191.4804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29" calcext:value-type="date">
            <text:p>42191.4801967593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1:51" calcext:value-type="date">
            <text:p>42191.480451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9" calcext:value-type="date">
            <text:p>42191.480196759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5-2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29" calcext:value-type="date">
            <text:p>42191.480196759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30" calcext:value-type="date">
            <text:p>42191.4802083333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2:00" calcext:value-type="date">
            <text:p>42191.48055555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5-2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31:31" calcext:value-type="date">
            <text:p>42191.4802199074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32:24" calcext:value-type="date">
            <text:p>42191.4808333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27-2+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6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31:31" calcext:value-type="date">
            <text:p>42191.4802199074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32:24" calcext:value-type="date">
            <text:p>42191.4808333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1M00S" calcext:value-type="time">
            <text:p>0.0354166666666667</text:p>
          </table:table-cell>
          <table:table-cell table:number-columns-repeated="3" office:value-type="date" office:date-value="2015-07-06T11:31:32" calcext:value-type="date">
            <text:p>42191.4802314815</text:p>
          </table:table-cell>
          <table:table-cell office:value-type="time" office:time-value="PT00H00M51S" calcext:value-type="time">
            <text:p>0.000590277777777778</text:p>
          </table:table-cell>
          <table:table-cell office:value-type="date" office:date-value="2015-07-06T11:32:23" calcext:value-type="date">
            <text:p>42191.48082175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27-2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office:value-type="date" office:date-value="2015-07-06T11:31:33" calcext:value-type="date">
            <text:p>42191.4802430556</text:p>
          </table:table-cell>
          <table:table-cell office:value-type="date" office:date-value="2015-07-06T11:31:35" calcext:value-type="date">
            <text:p>42191.4802662037</text:p>
          </table:table-cell>
          <table:table-cell office:value-type="date" office:date-value="2015-07-06T11:31:33" calcext:value-type="date">
            <text:p>42191.4802430556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03" calcext:value-type="date">
            <text:p>42191.48059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03" calcext:value-type="date">
            <text:p>42191.48059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2:02" calcext:value-type="date">
            <text:p>42191.48057870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34:10" calcext:value-type="date">
            <text:p>42191.482060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34:10" calcext:value-type="date">
            <text:p>42191.482060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1:35" calcext:value-type="date">
            <text:p>42191.4802662037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4:09" calcext:value-type="date">
            <text:p>42191.4820486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36" calcext:value-type="date">
            <text:p>42191.4802777778</text:p>
          </table:table-cell>
          <table:table-cell office:value-type="date" office:date-value="2015-07-06T11:31:38" calcext:value-type="date">
            <text:p>42191.4803009259</text:p>
          </table:table-cell>
          <table:table-cell office:value-type="date" office:date-value="2015-07-06T11:31:36" calcext:value-type="date">
            <text:p>42191.480277777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2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38" calcext:value-type="date">
            <text:p>42191.480300925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38" calcext:value-type="date">
            <text:p>42191.480300925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00" calcext:value-type="date">
            <text:p>42191.4805555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37" calcext:value-type="date">
            <text:p>42191.4802893518</text:p>
          </table:table-cell>
          <table:table-cell office:value-type="date" office:date-value="2015-07-06T11:31:38" calcext:value-type="date">
            <text:p>42191.4803009259</text:p>
          </table:table-cell>
          <table:table-cell office:value-type="date" office:date-value="2015-07-06T11:31:37" calcext:value-type="date">
            <text:p>42191.480289351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38" calcext:value-type="date">
            <text:p>42191.480300925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01" calcext:value-type="date">
            <text:p>42191.4805671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38" calcext:value-type="date">
            <text:p>42191.480300925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00" calcext:value-type="date">
            <text:p>42191.4805555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31:39" calcext:value-type="date">
            <text:p>42191.4803125</text:p>
          </table:table-cell>
          <table:table-cell office:value-type="date" office:date-value="2015-07-06T11:31:40" calcext:value-type="date">
            <text:p>42191.4803240741</text:p>
          </table:table-cell>
          <table:table-cell office:value-type="date" office:date-value="2015-07-06T11:31:39" calcext:value-type="date">
            <text:p>42191.4803125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2:23" calcext:value-type="date">
            <text:p>42191.48082175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7</text:p>
          </table:table-cell>
          <table:table-cell office:value-type="string" calcext:value-type="string">
            <text:p>3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1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2:23" calcext:value-type="date">
            <text:p>42191.48082175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7</text:p>
          </table:table-cell>
          <table:table-cell office:value-type="string" calcext:value-type="string">
            <text:p>32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2:42" calcext:value-type="date">
            <text:p>42191.4810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2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2:42" calcext:value-type="date">
            <text:p>42191.4810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1:40" calcext:value-type="date">
            <text:p>42191.4803240741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2:41" calcext:value-type="date">
            <text:p>42191.48103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1:42" calcext:value-type="date">
            <text:p>42191.480347222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2:25" calcext:value-type="date">
            <text:p>42191.48084490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4-35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3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1:42" calcext:value-type="date">
            <text:p>42191.480347222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2:25" calcext:value-type="date">
            <text:p>42191.48084490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1:43" calcext:value-type="date">
            <text:p>42191.4803587963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2:24" calcext:value-type="date">
            <text:p>42191.4808333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4-35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43" calcext:value-type="date">
            <text:p>42191.48035879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07" calcext:value-type="date">
            <text:p>42191.48063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43" calcext:value-type="date">
            <text:p>42191.48035879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07" calcext:value-type="date">
            <text:p>42191.48063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44" calcext:value-type="date">
            <text:p>42191.480370370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06" calcext:value-type="date">
            <text:p>42191.4806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45" calcext:value-type="date">
            <text:p>42191.480381944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17" calcext:value-type="date">
            <text:p>42191.480752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-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45" calcext:value-type="date">
            <text:p>42191.480381944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17" calcext:value-type="date">
            <text:p>42191.480752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46" calcext:value-type="date">
            <text:p>42191.4803935185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2:16" calcext:value-type="date">
            <text:p>42191.48074074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-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31:46" calcext:value-type="date">
            <text:p>42191.4803935185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33:17.000001" calcext:value-type="date">
            <text:p>42191.48144675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10-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6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31:46" calcext:value-type="date">
            <text:p>42191.4803935185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33:17.000001" calcext:value-type="date">
            <text:p>42191.48144675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31:47" calcext:value-type="date">
            <text:p>42191.4804050926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33:16" calcext:value-type="date">
            <text:p>42191.48143518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10-11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48" calcext:value-type="date">
            <text:p>42191.4804166667</text:p>
          </table:table-cell>
          <table:table-cell office:value-type="date" office:date-value="2015-07-06T11:31:50" calcext:value-type="date">
            <text:p>42191.4804398148</text:p>
          </table:table-cell>
          <table:table-cell office:value-type="date" office:date-value="2015-07-06T11:31:48" calcext:value-type="date">
            <text:p>42191.480416666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49" calcext:value-type="date">
            <text:p>42191.4804282407</text:p>
          </table:table-cell>
          <table:table-cell office:value-type="date" office:date-value="2015-07-06T11:31:50" calcext:value-type="date">
            <text:p>42191.4804398148</text:p>
          </table:table-cell>
          <table:table-cell office:value-type="date" office:date-value="2015-07-06T11:31:49" calcext:value-type="date">
            <text:p>42191.480428240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2:19" calcext:value-type="date">
            <text:p>42191.480775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3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2:19" calcext:value-type="date">
            <text:p>42191.480775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1:50" calcext:value-type="date">
            <text:p>42191.4804398148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18" calcext:value-type="date">
            <text:p>42191.48076388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1:52" calcext:value-type="date">
            <text:p>42191.480462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2:09" calcext:value-type="date">
            <text:p>42191.48065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3-16]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1:52" calcext:value-type="date">
            <text:p>42191.480462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2:09" calcext:value-type="date">
            <text:p>42191.48065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53" calcext:value-type="date">
            <text:p>42191.480474537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2:08" calcext:value-type="date">
            <text:p>42191.48064814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3-16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53" calcext:value-type="date">
            <text:p>42191.48047453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25" calcext:value-type="date">
            <text:p>42191.4808449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6-37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1:53" calcext:value-type="date">
            <text:p>42191.48047453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2:25" calcext:value-type="date">
            <text:p>42191.4808449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1:54" calcext:value-type="date">
            <text:p>42191.4804861111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2:24" calcext:value-type="date">
            <text:p>42191.4808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6-3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1:54" calcext:value-type="date">
            <text:p>42191.4804861111</text:p>
          </table:table-cell>
          <table:table-cell office:value-type="date" office:date-value="2015-07-06T11:31:55" calcext:value-type="date">
            <text:p>42191.4804976852</text:p>
          </table:table-cell>
          <table:table-cell office:value-type="date" office:date-value="2015-07-06T11:31:54" calcext:value-type="date">
            <text:p>42191.480486111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18" calcext:value-type="date">
            <text:p>42191.4807638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55" calcext:value-type="date">
            <text:p>42191.480497685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18" calcext:value-type="date">
            <text:p>42191.4807638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55" calcext:value-type="date">
            <text:p>42191.480497685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17" calcext:value-type="date">
            <text:p>42191.480752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1:56" calcext:value-type="date">
            <text:p>42191.4805092593</text:p>
          </table:table-cell>
          <table:table-cell office:value-type="date" office:date-value="2015-07-06T11:31:58" calcext:value-type="date">
            <text:p>42191.4805324074</text:p>
          </table:table-cell>
          <table:table-cell office:value-type="date" office:date-value="2015-07-06T11:31:56" calcext:value-type="date">
            <text:p>42191.480509259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20" calcext:value-type="date">
            <text:p>42191.48078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1:57" calcext:value-type="date">
            <text:p>42191.4805208333</text:p>
          </table:table-cell>
          <table:table-cell office:value-type="date" office:date-value="2015-07-06T11:31:58" calcext:value-type="date">
            <text:p>42191.4805324074</text:p>
          </table:table-cell>
          <table:table-cell office:value-type="date" office:date-value="2015-07-06T11:31:57" calcext:value-type="date">
            <text:p>42191.480520833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3:00" calcext:value-type="date">
            <text:p>42191.48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4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3:00" calcext:value-type="date">
            <text:p>42191.48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2:59" calcext:value-type="date">
            <text:p>42191.4812384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1:58" calcext:value-type="date">
            <text:p>42191.4805324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21" calcext:value-type="date">
            <text:p>42191.48079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2:12" calcext:value-type="date">
            <text:p>42191.4806944445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4:48" calcext:value-type="date">
            <text:p>42191.48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2:12" calcext:value-type="date">
            <text:p>42191.4806944445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4:48" calcext:value-type="date">
            <text:p>42191.48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2:13" calcext:value-type="date">
            <text:p>42191.4807060185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4:47" calcext:value-type="date">
            <text:p>42191.4824884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date" office:date-value="2015-07-06T11:32:14" calcext:value-type="date">
            <text:p>42191.4807175926</text:p>
          </table:table-cell>
          <table:table-cell office:value-type="date" office:date-value="2015-07-06T11:32:13" calcext:value-type="date">
            <text:p>42191.4807060185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42" calcext:value-type="date">
            <text:p>42191.4810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2:14" calcext:value-type="date">
            <text:p>42191.4807175926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2:42" calcext:value-type="date">
            <text:p>42191.4810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32:14" calcext:value-type="date">
            <text:p>42191.4807175926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2:41" calcext:value-type="date">
            <text:p>42191.48103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2:15" calcext:value-type="date">
            <text:p>42191.480729166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16" calcext:value-type="date">
            <text:p>42191.482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2:15" calcext:value-type="date">
            <text:p>42191.480729166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16" calcext:value-type="date">
            <text:p>42191.482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2:16" calcext:value-type="date">
            <text:p>42191.4807407407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4:15" calcext:value-type="date">
            <text:p>42191.482118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2:16" calcext:value-type="date">
            <text:p>42191.4807407407</text:p>
          </table:table-cell>
          <table:table-cell office:value-type="date" office:date-value="2015-07-06T11:32:17" calcext:value-type="date">
            <text:p>42191.4807523148</text:p>
          </table:table-cell>
          <table:table-cell office:value-type="date" office:date-value="2015-07-06T11:32:16" calcext:value-type="date">
            <text:p>42191.480740740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41" calcext:value-type="date">
            <text:p>42191.48103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4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2:17" calcext:value-type="date">
            <text:p>42191.4807523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41" calcext:value-type="date">
            <text:p>42191.48103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2:18" calcext:value-type="date">
            <text:p>42191.480763888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40" calcext:value-type="date">
            <text:p>42191.4810185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2:17" calcext:value-type="date">
            <text:p>42191.4807523148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3:00" calcext:value-type="date">
            <text:p>42191.48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19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0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2:17" calcext:value-type="date">
            <text:p>42191.4807523148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3:00" calcext:value-type="date">
            <text:p>42191.481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2:18" calcext:value-type="date">
            <text:p>42191.4807638889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2:59" calcext:value-type="date">
            <text:p>42191.48123842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19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2:20" calcext:value-type="date">
            <text:p>42191.480787037</text:p>
          </table:table-cell>
          <table:table-cell office:value-type="date" office:date-value="2015-07-06T11:32:22" calcext:value-type="date">
            <text:p>42191.4808101852</text:p>
          </table:table-cell>
          <table:table-cell office:value-type="date" office:date-value="2015-07-06T11:32:20" calcext:value-type="date">
            <text:p>42191.4807870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45" calcext:value-type="date">
            <text:p>42191.481076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2:45" calcext:value-type="date">
            <text:p>42191.481076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44" calcext:value-type="date">
            <text:p>42191.48106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2:53" calcext:value-type="date">
            <text:p>42191.4811689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</text:p>
          </table:table-cell>
          <table:table-cell office:value-type="string" calcext:value-type="string">
            <text:p>8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2:53" calcext:value-type="date">
            <text:p>42191.4811689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2:22" calcext:value-type="date">
            <text:p>42191.4808101852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2:52" calcext:value-type="date">
            <text:p>42191.4811574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</text:p>
          </table:table-cell>
          <table:table-cell office:value-type="string" calcext:value-type="string">
            <text:p>8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32:25" calcext:value-type="date">
            <text:p>42191.4808449074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3:07" calcext:value-type="date">
            <text:p>42191.48133101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9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3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32:25" calcext:value-type="date">
            <text:p>42191.4808449074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33:07" calcext:value-type="date">
            <text:p>42191.48133101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2:25" calcext:value-type="date">
            <text:p>42191.4808449074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3:06.000001" calcext:value-type="date">
            <text:p>42191.481319444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9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2:27" calcext:value-type="date">
            <text:p>42191.4808680556</text:p>
          </table:table-cell>
          <table:table-cell office:value-type="date" office:date-value="2015-07-06T11:32:28" calcext:value-type="date">
            <text:p>42191.4808796296</text:p>
          </table:table-cell>
          <table:table-cell office:value-type="date" office:date-value="2015-07-06T11:32:27" calcext:value-type="date">
            <text:p>42191.480868055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29" calcext:value-type="date">
            <text:p>42191.48228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2:28" calcext:value-type="date">
            <text:p>42191.480879629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29" calcext:value-type="date">
            <text:p>42191.48228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2:28" calcext:value-type="date">
            <text:p>42191.480879629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4:27" calcext:value-type="date">
            <text:p>42191.4822569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2:29" calcext:value-type="date">
            <text:p>42191.4808912037</text:p>
          </table:table-cell>
          <table:table-cell office:value-type="date" office:date-value="2015-07-06T11:32:31" calcext:value-type="date">
            <text:p>42191.4809143519</text:p>
          </table:table-cell>
          <table:table-cell office:value-type="date" office:date-value="2015-07-06T11:32:29" calcext:value-type="date">
            <text:p>42191.4808912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32" calcext:value-type="date">
            <text:p>42191.48231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2:31" calcext:value-type="date">
            <text:p>42191.4809143519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4:32" calcext:value-type="date">
            <text:p>42191.48231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2:31" calcext:value-type="date">
            <text:p>42191.4809143519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4:31" calcext:value-type="date">
            <text:p>42191.482303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2:32" calcext:value-type="date">
            <text:p>42191.4809259259</text:p>
          </table:table-cell>
          <table:table-cell office:value-type="date" office:date-value="2015-07-06T11:32:34" calcext:value-type="date">
            <text:p>42191.4809490741</text:p>
          </table:table-cell>
          <table:table-cell office:value-type="date" office:date-value="2015-07-06T11:32:32" calcext:value-type="date">
            <text:p>42191.4809259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58" calcext:value-type="date">
            <text:p>42191.481226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2:34" calcext:value-type="date">
            <text:p>42191.4809490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2:58" calcext:value-type="date">
            <text:p>42191.481226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2:35" calcext:value-type="date">
            <text:p>42191.480960648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2:57" calcext:value-type="date">
            <text:p>42191.481215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2:35" calcext:value-type="date">
            <text:p>42191.4809606482</text:p>
          </table:table-cell>
          <table:table-cell office:value-type="date" office:date-value="2015-07-06T11:32:37" calcext:value-type="date">
            <text:p>42191.4809837963</text:p>
          </table:table-cell>
          <table:table-cell office:value-type="date" office:date-value="2015-07-06T11:32:35" calcext:value-type="date">
            <text:p>42191.4809606482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2:53" calcext:value-type="date">
            <text:p>42191.48116898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4-17]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7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2:37" calcext:value-type="date">
            <text:p>42191.4809837963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2:53" calcext:value-type="date">
            <text:p>42191.48116898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2:37" calcext:value-type="date">
            <text:p>42191.4809837963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2:52" calcext:value-type="date">
            <text:p>42191.48115740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4-17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2:37" calcext:value-type="date">
            <text:p>42191.4809837963</text:p>
          </table:table-cell>
          <table:table-cell office:value-type="date" office:date-value="2015-07-06T11:32:40" calcext:value-type="date">
            <text:p>42191.4810185185</text:p>
          </table:table-cell>
          <table:table-cell office:value-type="date" office:date-value="2015-07-06T11:32:37" calcext:value-type="date">
            <text:p>42191.480983796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3:12.000001" calcext:value-type="date">
            <text:p>42191.481388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0</text:p>
          </table:table-cell>
          <table:table-cell office:value-type="string" calcext:value-type="string">
            <text:p>2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8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2:40" calcext:value-type="date">
            <text:p>42191.481018518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3:12.000001" calcext:value-type="date">
            <text:p>42191.481388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2:40" calcext:value-type="date">
            <text:p>42191.4810185185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3:11" calcext:value-type="date">
            <text:p>42191.481377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0</text:p>
          </table:table-cell>
          <table:table-cell office:value-type="string" calcext:value-type="string">
            <text:p>2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2:42" calcext:value-type="date">
            <text:p>42191.4810416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05" calcext:value-type="date">
            <text:p>42191.4813078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5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2:42" calcext:value-type="date">
            <text:p>42191.4810416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05" calcext:value-type="date">
            <text:p>42191.4813078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2:42" calcext:value-type="date">
            <text:p>42191.4810416667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3:04.000001" calcext:value-type="date">
            <text:p>42191.48129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2:57" calcext:value-type="date">
            <text:p>42191.481215277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3:21" calcext:value-type="date">
            <text:p>42191.481493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2:57" calcext:value-type="date">
            <text:p>42191.481215277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3:21" calcext:value-type="date">
            <text:p>42191.481493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2:57" calcext:value-type="date">
            <text:p>42191.4812152778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20.000001" calcext:value-type="date">
            <text:p>42191.48148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2:59" calcext:value-type="date">
            <text:p>42191.4812384259</text:p>
          </table:table-cell>
          <table:table-cell office:value-type="date" office:date-value="2015-07-06T11:33:00" calcext:value-type="date">
            <text:p>42191.48125</text:p>
          </table:table-cell>
          <table:table-cell office:value-type="date" office:date-value="2015-07-06T11:32:59" calcext:value-type="date">
            <text:p>42191.481238425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23" calcext:value-type="date">
            <text:p>42191.481516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3:00" calcext:value-type="date">
            <text:p>42191.4812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23" calcext:value-type="date">
            <text:p>42191.481516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3:00" calcext:value-type="date">
            <text:p>42191.4812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3:22" calcext:value-type="date">
            <text:p>42191.481504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3:07" calcext:value-type="date">
            <text:p>42191.481331018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5:08" calcext:value-type="date">
            <text:p>42191.48273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3:07" calcext:value-type="date">
            <text:p>42191.481331018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5:08" calcext:value-type="date">
            <text:p>42191.48273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3:08" calcext:value-type="date">
            <text:p>42191.481342592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5:07" calcext:value-type="date">
            <text:p>42191.48271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3:10" calcext:value-type="date">
            <text:p>42191.4813657407</text:p>
          </table:table-cell>
          <table:table-cell office:value-type="date" office:date-value="2015-07-06T11:33:11" calcext:value-type="date">
            <text:p>42191.4813773148</text:p>
          </table:table-cell>
          <table:table-cell office:value-type="date" office:date-value="2015-07-06T11:33:10" calcext:value-type="date">
            <text:p>42191.4813657407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3:27" calcext:value-type="date">
            <text:p>42191.48156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3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3:11" calcext:value-type="date">
            <text:p>42191.4813773148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3:27" calcext:value-type="date">
            <text:p>42191.48156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3:11" calcext:value-type="date">
            <text:p>42191.4813773148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3:26" calcext:value-type="date">
            <text:p>42191.48155092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office:value-type="date" office:date-value="2015-07-06T11:33:12.000001" calcext:value-type="date">
            <text:p>42191.4813888889</text:p>
          </table:table-cell>
          <table:table-cell office:value-type="date" office:date-value="2015-07-06T11:33:13" calcext:value-type="date">
            <text:p>42191.481400463</text:p>
          </table:table-cell>
          <table:table-cell office:value-type="date" office:date-value="2015-07-06T11:33:12.000001" calcext:value-type="date">
            <text:p>42191.4813888889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3:40" calcext:value-type="date">
            <text:p>42191.4817129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64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table:number-columns-repeated="3" office:value-type="date" office:date-value="2015-07-06T11:33:13" calcext:value-type="date">
            <text:p>42191.481400463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3:40" calcext:value-type="date">
            <text:p>42191.4817129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2M00S" calcext:value-type="time">
            <text:p>0.0361111111111111</text:p>
          </table:table-cell>
          <table:table-cell table:number-columns-repeated="3" office:value-type="date" office:date-value="2015-07-06T11:33:13" calcext:value-type="date">
            <text:p>42191.481400463</text:p>
          </table:table-cell>
          <table:table-cell office:value-type="time" office:time-value="PT00H00M26S" calcext:value-type="time">
            <text:p>0.000300925925925926</text:p>
          </table:table-cell>
          <table:table-cell office:value-type="date" office:date-value="2015-07-06T11:33:39" calcext:value-type="date">
            <text:p>42191.481701388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3:16" calcext:value-type="date">
            <text:p>42191.4814351852</text:p>
          </table:table-cell>
          <table:table-cell office:value-type="date" office:date-value="2015-07-06T11:33:17.000001" calcext:value-type="date">
            <text:p>42191.4814467593</text:p>
          </table:table-cell>
          <table:table-cell office:value-type="date" office:date-value="2015-07-06T11:33:16" calcext:value-type="date">
            <text:p>42191.481435185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40" calcext:value-type="date">
            <text:p>42191.48171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3:17.000001" calcext:value-type="date">
            <text:p>42191.481446759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40" calcext:value-type="date">
            <text:p>42191.48171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3:17.000001" calcext:value-type="date">
            <text:p>42191.4814467593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3:39" calcext:value-type="date">
            <text:p>42191.481701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3:18" calcext:value-type="date">
            <text:p>42191.4814583333</text:p>
          </table:table-cell>
          <table:table-cell office:value-type="date" office:date-value="2015-07-06T11:33:20.000001" calcext:value-type="date">
            <text:p>42191.4814814815</text:p>
          </table:table-cell>
          <table:table-cell office:value-type="date" office:date-value="2015-07-06T11:33:18" calcext:value-type="date">
            <text:p>42191.4814583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3:44.000001" calcext:value-type="date">
            <text:p>42191.481759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3:20.000001" calcext:value-type="date">
            <text:p>42191.481481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3:44.000001" calcext:value-type="date">
            <text:p>42191.481759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3:20.000001" calcext:value-type="date">
            <text:p>42191.481481481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3:43" calcext:value-type="date">
            <text:p>42191.481747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3:20.000001" calcext:value-type="date">
            <text:p>42191.481481481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5:21" calcext:value-type="date">
            <text:p>42191.4828819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3:20.000001" calcext:value-type="date">
            <text:p>42191.481481481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5:21" calcext:value-type="date">
            <text:p>42191.4828819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3:21" calcext:value-type="date">
            <text:p>42191.481493055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5:20" calcext:value-type="date">
            <text:p>42191.48287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3:24" calcext:value-type="date">
            <text:p>42191.4815277778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8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3:24" calcext:value-type="date">
            <text:p>42191.4815277778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5M30S" calcext:value-type="time">
            <text:p>0.0385416666666667</text:p>
          </table:table-cell>
          <table:table-cell table:number-columns-repeated="3" office:value-type="date" office:date-value="2015-07-06T11:33:25.000001" calcext:value-type="date">
            <text:p>42191.4815393519</text:p>
          </table:table-cell>
          <table:table-cell office:value-type="time" office:time-value="PT00H01M51S" calcext:value-type="time">
            <text:p>0.00128472222222222</text:p>
          </table:table-cell>
          <table:table-cell office:value-type="date" office:date-value="2015-07-06T11:35:16" calcext:value-type="date">
            <text:p>42191.4828240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office:value-type="date" office:date-value="2015-07-06T11:33:29" calcext:value-type="date">
            <text:p>42191.4815856482</text:p>
          </table:table-cell>
          <table:table-cell office:value-type="date" office:date-value="2015-07-06T11:33:30" calcext:value-type="date">
            <text:p>42191.4815972222</text:p>
          </table:table-cell>
          <table:table-cell office:value-type="date" office:date-value="2015-07-06T11:33:29" calcext:value-type="date">
            <text:p>42191.4815856482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3:58" calcext:value-type="date">
            <text:p>42191.4819212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6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3:30" calcext:value-type="date">
            <text:p>42191.4815972222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3:58" calcext:value-type="date">
            <text:p>42191.4819212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33:30" calcext:value-type="date">
            <text:p>42191.4815972222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33:57.000001" calcext:value-type="date">
            <text:p>42191.4819097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3:40" calcext:value-type="date">
            <text:p>42191.48171296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11" calcext:value-type="date">
            <text:p>42191.482071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3:40" calcext:value-type="date">
            <text:p>42191.48171296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11" calcext:value-type="date">
            <text:p>42191.482071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3:40" calcext:value-type="date">
            <text:p>42191.481712963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4:10" calcext:value-type="date">
            <text:p>42191.4820601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3:43" calcext:value-type="date">
            <text:p>42191.4817476852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36:18" calcext:value-type="date">
            <text:p>42191.4835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1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3:43" calcext:value-type="date">
            <text:p>42191.4817476852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36:18" calcext:value-type="date">
            <text:p>42191.48354166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3:43" calcext:value-type="date">
            <text:p>42191.4817476852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6:17.000001" calcext:value-type="date">
            <text:p>42191.48353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office:value-type="date" office:date-value="2015-07-06T11:33:45" calcext:value-type="date">
            <text:p>42191.4817708333</text:p>
          </table:table-cell>
          <table:table-cell office:value-type="date" office:date-value="2015-07-06T11:33:46" calcext:value-type="date">
            <text:p>42191.4817824074</text:p>
          </table:table-cell>
          <table:table-cell office:value-type="date" office:date-value="2015-07-06T11:33:45" calcext:value-type="date">
            <text:p>42191.4817708333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4:15" calcext:value-type="date">
            <text:p>42191.4821180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2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3:46" calcext:value-type="date">
            <text:p>42191.4817824074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4:15" calcext:value-type="date">
            <text:p>42191.4821180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3:46" calcext:value-type="date">
            <text:p>42191.4817824074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4:14" calcext:value-type="date">
            <text:p>42191.48210648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3:49.000001" calcext:value-type="date">
            <text:p>42191.4818171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4:21" calcext:value-type="date">
            <text:p>42191.48218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3:49.000001" calcext:value-type="date">
            <text:p>42191.4818171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4:21" calcext:value-type="date">
            <text:p>42191.48218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3:50" calcext:value-type="date">
            <text:p>42191.4818287037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4:20" calcext:value-type="date">
            <text:p>42191.4821759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3:52.000001" calcext:value-type="date">
            <text:p>42191.4818518519</text:p>
          </table:table-cell>
          <table:table-cell office:value-type="date" office:date-value="2015-07-06T11:33:53" calcext:value-type="date">
            <text:p>42191.4818634259</text:p>
          </table:table-cell>
          <table:table-cell office:value-type="date" office:date-value="2015-07-06T11:33:52.000001" calcext:value-type="date">
            <text:p>42191.481851851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17" calcext:value-type="date">
            <text:p>42191.482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3:53" calcext:value-type="date">
            <text:p>42191.4818634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17" calcext:value-type="date">
            <text:p>42191.482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3:54" calcext:value-type="date">
            <text:p>42191.48187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4:16" calcext:value-type="date">
            <text:p>42191.482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4:02" calcext:value-type="date">
            <text:p>42191.4819675926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5:55" calcext:value-type="date">
            <text:p>42191.4832754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4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4:02" calcext:value-type="date">
            <text:p>42191.4819675926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5:55" calcext:value-type="date">
            <text:p>42191.4832754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5M30S" calcext:value-type="time">
            <text:p>0.0385416666666667</text:p>
          </table:table-cell>
          <table:table-cell table:number-columns-repeated="3" office:value-type="date" office:date-value="2015-07-06T11:34:03" calcext:value-type="date">
            <text:p>42191.4819791667</text:p>
          </table:table-cell>
          <table:table-cell office:value-type="time" office:time-value="PT00H01M51S" calcext:value-type="time">
            <text:p>0.00128472222222222</text:p>
          </table:table-cell>
          <table:table-cell office:value-type="date" office:date-value="2015-07-06T11:35:54" calcext:value-type="date">
            <text:p>42191.483263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4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05" calcext:value-type="date">
            <text:p>42191.4820023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36" calcext:value-type="date">
            <text:p>42191.4823611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6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05" calcext:value-type="date">
            <text:p>42191.4820023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36" calcext:value-type="date">
            <text:p>42191.4823611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4:05" calcext:value-type="date">
            <text:p>42191.4820023148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4:35" calcext:value-type="date">
            <text:p>42191.4823495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09" calcext:value-type="date">
            <text:p>42191.482048611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33" calcext:value-type="date">
            <text:p>42191.482326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09" calcext:value-type="date">
            <text:p>42191.482048611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33" calcext:value-type="date">
            <text:p>42191.482326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09" calcext:value-type="date">
            <text:p>42191.482048611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32" calcext:value-type="date">
            <text:p>42191.48231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15" calcext:value-type="date">
            <text:p>42191.482118055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38" calcext:value-type="date">
            <text:p>42191.4823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7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15" calcext:value-type="date">
            <text:p>42191.482118055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38" calcext:value-type="date">
            <text:p>42191.4823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4:15" calcext:value-type="date">
            <text:p>42191.48211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4:37" calcext:value-type="date">
            <text:p>42191.48237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34:18" calcext:value-type="date">
            <text:p>42191.4821527778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35:11" calcext:value-type="date">
            <text:p>42191.48276620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079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34:18" calcext:value-type="date">
            <text:p>42191.4821527778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35:11" calcext:value-type="date">
            <text:p>42191.48276620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1M00S" calcext:value-type="time">
            <text:p>0.0354166666666667</text:p>
          </table:table-cell>
          <table:table-cell table:number-columns-repeated="3" office:value-type="date" office:date-value="2015-07-06T11:34:19" calcext:value-type="date">
            <text:p>42191.4821643519</text:p>
          </table:table-cell>
          <table:table-cell office:value-type="time" office:time-value="PT00H00M51S" calcext:value-type="time">
            <text:p>0.000590277777777778</text:p>
          </table:table-cell>
          <table:table-cell office:value-type="date" office:date-value="2015-07-06T11:35:10" calcext:value-type="date">
            <text:p>42191.482754629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4:20" calcext:value-type="date">
            <text:p>42191.4821759259</text:p>
          </table:table-cell>
          <table:table-cell office:value-type="date" office:date-value="2015-07-06T11:34:21" calcext:value-type="date">
            <text:p>42191.4821875</text:p>
          </table:table-cell>
          <table:table-cell office:value-type="date" office:date-value="2015-07-06T11:34:20" calcext:value-type="date">
            <text:p>42191.4821759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45" calcext:value-type="date">
            <text:p>42191.482465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21" calcext:value-type="date">
            <text:p>42191.482187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4:45" calcext:value-type="date">
            <text:p>42191.482465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21" calcext:value-type="date">
            <text:p>42191.482187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44" calcext:value-type="date">
            <text:p>42191.48245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office:value-type="date" office:date-value="2015-07-06T11:34:22" calcext:value-type="date">
            <text:p>42191.4821990741</text:p>
          </table:table-cell>
          <table:table-cell office:value-type="date" office:date-value="2015-07-06T11:34:24" calcext:value-type="date">
            <text:p>42191.4822222222</text:p>
          </table:table-cell>
          <table:table-cell office:value-type="date" office:date-value="2015-07-06T11:34:22" calcext:value-type="date">
            <text:p>42191.4821990741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6:17.000001" calcext:value-type="date">
            <text:p>42191.4835300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4:24" calcext:value-type="date">
            <text:p>42191.4822222222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6:17.000001" calcext:value-type="date">
            <text:p>42191.4835300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5M30S" calcext:value-type="time">
            <text:p>0.0385416666666667</text:p>
          </table:table-cell>
          <table:table-cell table:number-columns-repeated="3" office:value-type="date" office:date-value="2015-07-06T11:34:25" calcext:value-type="date">
            <text:p>42191.4822337963</text:p>
          </table:table-cell>
          <table:table-cell office:value-type="time" office:time-value="PT00H01M51S" calcext:value-type="time">
            <text:p>0.00128472222222222</text:p>
          </table:table-cell>
          <table:table-cell office:value-type="date" office:date-value="2015-07-06T11:36:16" calcext:value-type="date">
            <text:p>42191.4835185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4:26" calcext:value-type="date">
            <text:p>42191.4822453704</text:p>
          </table:table-cell>
          <table:table-cell office:value-type="date" office:date-value="2015-07-06T11:34:27" calcext:value-type="date">
            <text:p>42191.4822569444</text:p>
          </table:table-cell>
          <table:table-cell office:value-type="date" office:date-value="2015-07-06T11:34:26" calcext:value-type="date">
            <text:p>42191.4822453704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58" calcext:value-type="date">
            <text:p>42191.48261574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27" calcext:value-type="date">
            <text:p>42191.4822569444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4:58" calcext:value-type="date">
            <text:p>42191.48261574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4:27" calcext:value-type="date">
            <text:p>42191.4822569444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4:57" calcext:value-type="date">
            <text:p>42191.4826041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4:28" calcext:value-type="date">
            <text:p>42191.4822685185</text:p>
          </table:table-cell>
          <table:table-cell office:value-type="date" office:date-value="2015-07-06T11:34:29" calcext:value-type="date">
            <text:p>42191.4822800926</text:p>
          </table:table-cell>
          <table:table-cell office:value-type="date" office:date-value="2015-07-06T11:34:28" calcext:value-type="date">
            <text:p>42191.4822685185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6:29" calcext:value-type="date">
            <text:p>42191.483668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4:29" calcext:value-type="date">
            <text:p>42191.4822800926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6:29" calcext:value-type="date">
            <text:p>42191.483668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4:29" calcext:value-type="date">
            <text:p>42191.482280092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6:28.000001" calcext:value-type="date">
            <text:p>42191.4836574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33" calcext:value-type="date">
            <text:p>42191.482326388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56" calcext:value-type="date">
            <text:p>42191.482592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33" calcext:value-type="date">
            <text:p>42191.482326388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4:56" calcext:value-type="date">
            <text:p>42191.482592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4:33" calcext:value-type="date">
            <text:p>42191.482326388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4:55" calcext:value-type="date">
            <text:p>42191.482581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46" calcext:value-type="date">
            <text:p>42191.4824768519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5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4:46" calcext:value-type="date">
            <text:p>42191.4824768519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4:46" calcext:value-type="date">
            <text:p>42191.4824768519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5:16" calcext:value-type="date">
            <text:p>42191.4828240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5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4:49" calcext:value-type="date">
            <text:p>42191.4825115741</text:p>
          </table:table-cell>
          <table:table-cell office:value-type="date" office:date-value="2015-07-06T11:34:50" calcext:value-type="date">
            <text:p>42191.4825231481</text:p>
          </table:table-cell>
          <table:table-cell office:value-type="date" office:date-value="2015-07-06T11:34:49" calcext:value-type="date">
            <text:p>42191.4825115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14" calcext:value-type="date">
            <text:p>42191.482800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50" calcext:value-type="date">
            <text:p>42191.482523148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14" calcext:value-type="date">
            <text:p>42191.482800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4:50" calcext:value-type="date">
            <text:p>42191.482523148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5:13" calcext:value-type="date">
            <text:p>42191.4827893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54" calcext:value-type="date">
            <text:p>42191.482569444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18" calcext:value-type="date">
            <text:p>42191.4828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4:54" calcext:value-type="date">
            <text:p>42191.482569444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18" calcext:value-type="date">
            <text:p>42191.4828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4:55" calcext:value-type="date">
            <text:p>42191.482581018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5:17" calcext:value-type="date">
            <text:p>42191.482835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4:56" calcext:value-type="date">
            <text:p>42191.4825925926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5:39" calcext:value-type="date">
            <text:p>42191.4830902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13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8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4:56" calcext:value-type="date">
            <text:p>42191.4825925926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5:39" calcext:value-type="date">
            <text:p>42191.4830902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4:57" calcext:value-type="date">
            <text:p>42191.4826041667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5:38" calcext:value-type="date">
            <text:p>42191.48307870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13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04" calcext:value-type="date">
            <text:p>42191.4826851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28" calcext:value-type="date">
            <text:p>42191.4829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8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04" calcext:value-type="date">
            <text:p>42191.4826851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28" calcext:value-type="date">
            <text:p>42191.482962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5:05" calcext:value-type="date">
            <text:p>42191.4826967593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5:27" calcext:value-type="date">
            <text:p>42191.482951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5:10" calcext:value-type="date">
            <text:p>42191.4827546296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41" calcext:value-type="date">
            <text:p>42191.4831134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5:10" calcext:value-type="date">
            <text:p>42191.4827546296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41" calcext:value-type="date">
            <text:p>42191.4831134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5:10" calcext:value-type="date">
            <text:p>42191.4827546296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5:40" calcext:value-type="date">
            <text:p>42191.48310185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13" calcext:value-type="date">
            <text:p>42191.482789351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45" calcext:value-type="date">
            <text:p>42191.48315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13" calcext:value-type="date">
            <text:p>42191.482789351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45" calcext:value-type="date">
            <text:p>42191.48315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5:13" calcext:value-type="date">
            <text:p>42191.4827893519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5:44" calcext:value-type="date">
            <text:p>42191.4831481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35:16" calcext:value-type="date">
            <text:p>42191.4828240741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36:47.000001" calcext:value-type="date">
            <text:p>42191.48387731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]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2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35:16" calcext:value-type="date">
            <text:p>42191.4828240741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36:47.000001" calcext:value-type="date">
            <text:p>42191.48387731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00S" calcext:value-type="time">
            <text:p>0.0395833333333333</text:p>
          </table:table-cell>
          <table:table-cell table:number-columns-repeated="3" office:value-type="date" office:date-value="2015-07-06T11:35:16" calcext:value-type="date">
            <text:p>42191.4828240741</text:p>
          </table:table-cell>
          <table:table-cell office:value-type="time" office:time-value="PT00H01M30S" calcext:value-type="time">
            <text:p>0.00104166666666667</text:p>
          </table:table-cell>
          <table:table-cell office:value-type="date" office:date-value="2015-07-06T11:36:46" calcext:value-type="date">
            <text:p>42191.48386574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]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22" calcext:value-type="date">
            <text:p>42191.482893518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54" calcext:value-type="date">
            <text:p>42191.483263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9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22" calcext:value-type="date">
            <text:p>42191.482893518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54" calcext:value-type="date">
            <text:p>42191.483263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5:23" calcext:value-type="date">
            <text:p>42191.4829050926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5:53" calcext:value-type="date">
            <text:p>42191.483252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5:24" calcext:value-type="date">
            <text:p>42191.4829166667</text:p>
          </table:table-cell>
          <table:table-cell office:value-type="date" office:date-value="2015-07-06T11:35:25" calcext:value-type="date">
            <text:p>42191.4829282408</text:p>
          </table:table-cell>
          <table:table-cell office:value-type="date" office:date-value="2015-07-06T11:35:24" calcext:value-type="date">
            <text:p>42191.4829166667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57" calcext:value-type="date">
            <text:p>42191.4832986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4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25" calcext:value-type="date">
            <text:p>42191.482928240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5:57" calcext:value-type="date">
            <text:p>42191.4832986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5:26" calcext:value-type="date">
            <text:p>42191.4829398148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5:56" calcext:value-type="date">
            <text:p>42191.4832870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28" calcext:value-type="date">
            <text:p>42191.482962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29" calcext:value-type="date">
            <text:p>42191.4843634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28" calcext:value-type="date">
            <text:p>42191.482962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29" calcext:value-type="date">
            <text:p>42191.4843634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28" calcext:value-type="date">
            <text:p>42191.482962963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7:28" calcext:value-type="date">
            <text:p>42191.484351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31" calcext:value-type="date">
            <text:p>42191.4829976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55" calcext:value-type="date">
            <text:p>42191.483275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31" calcext:value-type="date">
            <text:p>42191.4829976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55" calcext:value-type="date">
            <text:p>42191.483275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5:31" calcext:value-type="date">
            <text:p>42191.482997685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5:54" calcext:value-type="date">
            <text:p>42191.4832638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35" calcext:value-type="date">
            <text:p>42191.483043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59" calcext:value-type="date">
            <text:p>42191.483321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5:35" calcext:value-type="date">
            <text:p>42191.483043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5:59" calcext:value-type="date">
            <text:p>42191.483321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5:36" calcext:value-type="date">
            <text:p>42191.4830555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5:58" calcext:value-type="date">
            <text:p>42191.483310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5:49" calcext:value-type="date">
            <text:p>42191.4832060185</text:p>
          </table:table-cell>
          <table:table-cell office:value-type="date" office:date-value="2015-07-06T11:35:50" calcext:value-type="date">
            <text:p>42191.4832175926</text:p>
          </table:table-cell>
          <table:table-cell office:value-type="date" office:date-value="2015-07-06T11:35:49" calcext:value-type="date">
            <text:p>42191.4832060185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51" calcext:value-type="date">
            <text:p>42191.484618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9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50" calcext:value-type="date">
            <text:p>42191.483217592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51" calcext:value-type="date">
            <text:p>42191.484618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5:51" calcext:value-type="date">
            <text:p>42191.4832291667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37:50" calcext:value-type="date">
            <text:p>42191.484606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2M00S" calcext:value-type="time">
            <text:p>0.0638888888888889</text:p>
          </table:table-cell>
          <table:table-cell table:number-columns-repeated="3" office:value-type="date" office:date-value="2015-07-06T11:35:53" calcext:value-type="date">
            <text:p>42191.4832523148</text:p>
          </table:table-cell>
          <table:table-cell office:value-type="time" office:time-value="PT00H00M46S" calcext:value-type="time">
            <text:p>0.000532407407407407</text:p>
          </table:table-cell>
          <table:table-cell office:value-type="date" office:date-value="2015-07-06T11:36:39" calcext:value-type="date">
            <text:p>42191.48378472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99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2M00S" calcext:value-type="time">
            <text:p>0.0638888888888889</text:p>
          </table:table-cell>
          <table:table-cell table:number-columns-repeated="3" office:value-type="date" office:date-value="2015-07-06T11:35:53" calcext:value-type="date">
            <text:p>42191.4832523148</text:p>
          </table:table-cell>
          <table:table-cell office:value-type="time" office:time-value="PT00H00M46S" calcext:value-type="time">
            <text:p>0.000532407407407407</text:p>
          </table:table-cell>
          <table:table-cell office:value-type="date" office:date-value="2015-07-06T11:36:39" calcext:value-type="date">
            <text:p>42191.483784722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0M00S" calcext:value-type="time">
            <text:p>0.0625</text:p>
          </table:table-cell>
          <table:table-cell table:number-columns-repeated="3" office:value-type="date" office:date-value="2015-07-06T11:35:53" calcext:value-type="date">
            <text:p>42191.4832523148</text:p>
          </table:table-cell>
          <table:table-cell office:value-type="time" office:time-value="PT00H00M45S" calcext:value-type="time">
            <text:p>0.000520833333333333</text:p>
          </table:table-cell>
          <table:table-cell office:value-type="date" office:date-value="2015-07-06T11:36:38" calcext:value-type="date">
            <text:p>42191.483773148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56" calcext:value-type="date">
            <text:p>42191.48328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5:56" calcext:value-type="date">
            <text:p>42191.48328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5:56" calcext:value-type="date">
            <text:p>42191.483287037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7:56" calcext:value-type="date">
            <text:p>42191.4846759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5:58" calcext:value-type="date">
            <text:p>42191.4833101852</text:p>
          </table:table-cell>
          <table:table-cell office:value-type="date" office:date-value="2015-07-06T11:35:59" calcext:value-type="date">
            <text:p>42191.4833217593</text:p>
          </table:table-cell>
          <table:table-cell office:value-type="date" office:date-value="2015-07-06T11:35:58" calcext:value-type="date">
            <text:p>42191.4833101852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7:01" calcext:value-type="date">
            <text:p>42191.48403935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1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5:59" calcext:value-type="date">
            <text:p>42191.483321759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7:01" calcext:value-type="date">
            <text:p>42191.48403935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5:59" calcext:value-type="date">
            <text:p>42191.4833217593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7:00" calcext:value-type="date">
            <text:p>42191.4840277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02" calcext:value-type="date">
            <text:p>42191.48335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26" calcext:value-type="date">
            <text:p>42191.4836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02" calcext:value-type="date">
            <text:p>42191.48335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26" calcext:value-type="date">
            <text:p>42191.4836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6:03" calcext:value-type="date">
            <text:p>42191.48336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6:25.000001" calcext:value-type="date">
            <text:p>42191.48362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6:06" calcext:value-type="date">
            <text:p>42191.483402777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6:38" calcext:value-type="date">
            <text:p>42191.4837731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9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6:06" calcext:value-type="date">
            <text:p>42191.483402777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6:38" calcext:value-type="date">
            <text:p>42191.48377314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6:07" calcext:value-type="date">
            <text:p>42191.4834143519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6:37" calcext:value-type="date">
            <text:p>42191.4837615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office:value-type="date" office:date-value="2015-07-06T11:36:09.000001" calcext:value-type="date">
            <text:p>42191.4834375</text:p>
          </table:table-cell>
          <table:table-cell office:value-type="date" office:date-value="2015-07-06T11:36:10" calcext:value-type="date">
            <text:p>42191.4834490741</text:p>
          </table:table-cell>
          <table:table-cell office:value-type="date" office:date-value="2015-07-06T11:36:09.000001" calcext:value-type="date">
            <text:p>42191.4834375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8:03" calcext:value-type="date">
            <text:p>42191.484756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4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6:10" calcext:value-type="date">
            <text:p>42191.4834490741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8:03" calcext:value-type="date">
            <text:p>42191.484756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00S" calcext:value-type="time">
            <text:p>0.0388888888888889</text:p>
          </table:table-cell>
          <table:table-cell table:number-columns-repeated="3" office:value-type="date" office:date-value="2015-07-06T11:36:10" calcext:value-type="date">
            <text:p>42191.4834490741</text:p>
          </table:table-cell>
          <table:table-cell office:value-type="time" office:time-value="PT00H01M52S" calcext:value-type="time">
            <text:p>0.0012962962962963</text:p>
          </table:table-cell>
          <table:table-cell office:value-type="date" office:date-value="2015-07-06T11:38:02" calcext:value-type="date">
            <text:p>42191.4847453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6:13" calcext:value-type="date">
            <text:p>42191.4834837963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6:42" calcext:value-type="date">
            <text:p>42191.4838194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36:13" calcext:value-type="date">
            <text:p>42191.4834837963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36:42" calcext:value-type="date">
            <text:p>42191.4838194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36:13" calcext:value-type="date">
            <text:p>42191.4834837963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36:41" calcext:value-type="date">
            <text:p>42191.4838078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6:20.000001" calcext:value-type="date">
            <text:p>42191.48356481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8:56" calcext:value-type="date">
            <text:p>42191.485370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6:20.000001" calcext:value-type="date">
            <text:p>42191.48356481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38:56" calcext:value-type="date">
            <text:p>42191.485370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6:21" calcext:value-type="date">
            <text:p>42191.4835763889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38:55" calcext:value-type="date">
            <text:p>42191.4853587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29" calcext:value-type="date">
            <text:p>42191.483668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53" calcext:value-type="date">
            <text:p>42191.4839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29" calcext:value-type="date">
            <text:p>42191.483668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53" calcext:value-type="date">
            <text:p>42191.4839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6:30" calcext:value-type="date">
            <text:p>42191.4836805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6:52.000001" calcext:value-type="date">
            <text:p>42191.48393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32" calcext:value-type="date">
            <text:p>42191.483703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56" calcext:value-type="date">
            <text:p>42191.48398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32" calcext:value-type="date">
            <text:p>42191.483703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6:56" calcext:value-type="date">
            <text:p>42191.48398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6:33.000001" calcext:value-type="date">
            <text:p>42191.483715277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6:55.000001" calcext:value-type="date">
            <text:p>42191.48396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6:35" calcext:value-type="date">
            <text:p>42191.4837384259</text:p>
          </table:table-cell>
          <table:table-cell office:value-type="date" office:date-value="2015-07-06T11:36:36.000001" calcext:value-type="date">
            <text:p>42191.48375</text:p>
          </table:table-cell>
          <table:table-cell office:value-type="date" office:date-value="2015-07-06T11:36:35" calcext:value-type="date">
            <text:p>42191.483738425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9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6:36.000001" calcext:value-type="date">
            <text:p>42191.4837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6:36.000001" calcext:value-type="date">
            <text:p>42191.48375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6:40" calcext:value-type="date">
            <text:p>42191.4837962963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8:33" calcext:value-type="date">
            <text:p>42191.4851041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36:40" calcext:value-type="date">
            <text:p>42191.4837962963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38:33" calcext:value-type="date">
            <text:p>42191.4851041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00S" calcext:value-type="time">
            <text:p>0.0388888888888889</text:p>
          </table:table-cell>
          <table:table-cell table:number-columns-repeated="3" office:value-type="date" office:date-value="2015-07-06T11:36:40" calcext:value-type="date">
            <text:p>42191.4837962963</text:p>
          </table:table-cell>
          <table:table-cell office:value-type="time" office:time-value="PT00H01M52S" calcext:value-type="time">
            <text:p>0.0012962962962963</text:p>
          </table:table-cell>
          <table:table-cell office:value-type="date" office:date-value="2015-07-06T11:38:32" calcext:value-type="date">
            <text:p>42191.4850925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44.000001" calcext:value-type="date">
            <text:p>42191.483842592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44.000001" calcext:value-type="date">
            <text:p>42191.483842592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6:44.000001" calcext:value-type="date">
            <text:p>42191.483842592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6:47.000001" calcext:value-type="date">
            <text:p>42191.483877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7:49" calcext:value-type="date">
            <text:p>42191.484594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2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6:47.000001" calcext:value-type="date">
            <text:p>42191.483877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7:49" calcext:value-type="date">
            <text:p>42191.484594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6:47.000001" calcext:value-type="date">
            <text:p>42191.4838773148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7:48" calcext:value-type="date">
            <text:p>42191.48458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6:51" calcext:value-type="date">
            <text:p>42191.4839236111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7-9</text:p>
          </table:table-cell>
          <table:table-cell office:value-type="string" calcext:value-type="string">
            <text:p>13]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3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6:51" calcext:value-type="date">
            <text:p>42191.4839236111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6:52.000001" calcext:value-type="date">
            <text:p>42191.4839351852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7-9</text:p>
          </table:table-cell>
          <table:table-cell office:value-type="string" calcext:value-type="string">
            <text:p>13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6:54" calcext:value-type="date">
            <text:p>42191.4839583333</text:p>
          </table:table-cell>
          <table:table-cell office:value-type="date" office:date-value="2015-07-06T11:36:55.000001" calcext:value-type="date">
            <text:p>42191.4839699074</text:p>
          </table:table-cell>
          <table:table-cell office:value-type="date" office:date-value="2015-07-06T11:36:54" calcext:value-type="date">
            <text:p>42191.4839583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19" calcext:value-type="date">
            <text:p>42191.484247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6:55.000001" calcext:value-type="date">
            <text:p>42191.4839699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19" calcext:value-type="date">
            <text:p>42191.484247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6:55.000001" calcext:value-type="date">
            <text:p>42191.4839699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18" calcext:value-type="date">
            <text:p>42191.4842361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6:57" calcext:value-type="date">
            <text:p>42191.4839930556</text:p>
          </table:table-cell>
          <table:table-cell office:value-type="date" office:date-value="2015-07-06T11:36:58" calcext:value-type="date">
            <text:p>42191.4840046296</text:p>
          </table:table-cell>
          <table:table-cell office:value-type="date" office:date-value="2015-07-06T11:36:57" calcext:value-type="date">
            <text:p>42191.483993055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0" calcext:value-type="date">
            <text:p>42191.4843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4</text:p>
          </table:table-cell>
          <table:table-cell office:value-type="string" calcext:value-type="string">
            <text:p>1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5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6:58" calcext:value-type="date">
            <text:p>42191.4840046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0" calcext:value-type="date">
            <text:p>42191.4843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6:58" calcext:value-type="date">
            <text:p>42191.4840046296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7:29" calcext:value-type="date">
            <text:p>42191.4843634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4</text:p>
          </table:table-cell>
          <table:table-cell office:value-type="string" calcext:value-type="string">
            <text:p>1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7:00" calcext:value-type="date">
            <text:p>42191.4840277778</text:p>
          </table:table-cell>
          <table:table-cell office:value-type="date" office:date-value="2015-07-06T11:37:01" calcext:value-type="date">
            <text:p>42191.4840393519</text:p>
          </table:table-cell>
          <table:table-cell office:value-type="date" office:date-value="2015-07-06T11:37:00" calcext:value-type="date">
            <text:p>42191.484027777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3" calcext:value-type="date">
            <text:p>42191.48440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7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6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01" calcext:value-type="date">
            <text:p>42191.484039351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3" calcext:value-type="date">
            <text:p>42191.48440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01" calcext:value-type="date">
            <text:p>42191.4840393519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7:32" calcext:value-type="date">
            <text:p>42191.48439814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04" calcext:value-type="date">
            <text:p>42191.4840740741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6" calcext:value-type="date">
            <text:p>42191.4844444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7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04" calcext:value-type="date">
            <text:p>42191.4840740741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36" calcext:value-type="date">
            <text:p>42191.4844444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7:05" calcext:value-type="date">
            <text:p>42191.4840856481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7:35" calcext:value-type="date">
            <text:p>42191.48443287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8-19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date" office:date-value="2015-07-06T11:37:08" calcext:value-type="date">
            <text:p>42191.4841203704</text:p>
          </table:table-cell>
          <table:table-cell office:value-type="date" office:date-value="2015-07-06T11:37:07" calcext:value-type="date">
            <text:p>42191.484108796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31" calcext:value-type="date">
            <text:p>42191.48438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7:08" calcext:value-type="date">
            <text:p>42191.4841203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31" calcext:value-type="date">
            <text:p>42191.48438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7:08" calcext:value-type="date">
            <text:p>42191.484120370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7:30" calcext:value-type="date">
            <text:p>42191.4843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7:19" calcext:value-type="date">
            <text:p>42191.4842476852</text:p>
          </table:table-cell>
          <table:table-cell office:value-type="date" office:date-value="2015-07-06T11:37:20" calcext:value-type="date">
            <text:p>42191.4842592593</text:p>
          </table:table-cell>
          <table:table-cell office:value-type="date" office:date-value="2015-07-06T11:37:19" calcext:value-type="date">
            <text:p>42191.4842476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44" calcext:value-type="date">
            <text:p>42191.4845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1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7:20" calcext:value-type="date">
            <text:p>42191.484259259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44" calcext:value-type="date">
            <text:p>42191.4845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7:20" calcext:value-type="date">
            <text:p>42191.484259259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43" calcext:value-type="date">
            <text:p>42191.4845254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25" calcext:value-type="date">
            <text:p>42191.4843171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7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25" calcext:value-type="date">
            <text:p>42191.4843171296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7:26" calcext:value-type="date">
            <text:p>42191.4843287037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7:56" calcext:value-type="date">
            <text:p>42191.4846759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7:29" calcext:value-type="date">
            <text:p>42191.4843634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53" calcext:value-type="date">
            <text:p>42191.4846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7:29" calcext:value-type="date">
            <text:p>42191.4843634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7:53" calcext:value-type="date">
            <text:p>42191.4846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7:30" calcext:value-type="date">
            <text:p>42191.48437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7:52" calcext:value-type="date">
            <text:p>42191.4846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7:35" calcext:value-type="date">
            <text:p>42191.4844328704</text:p>
          </table:table-cell>
          <table:table-cell office:value-type="date" office:date-value="2015-07-06T11:37:36" calcext:value-type="date">
            <text:p>42191.4844444444</text:p>
          </table:table-cell>
          <table:table-cell office:value-type="date" office:date-value="2015-07-06T11:37:35" calcext:value-type="date">
            <text:p>42191.4844328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59" calcext:value-type="date">
            <text:p>42191.4847106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7:36" calcext:value-type="date">
            <text:p>42191.484444444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7:59" calcext:value-type="date">
            <text:p>42191.4847106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7:36" calcext:value-type="date">
            <text:p>42191.484444444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7:58" calcext:value-type="date">
            <text:p>42191.484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7:38" calcext:value-type="date">
            <text:p>42191.4844675926</text:p>
          </table:table-cell>
          <table:table-cell office:value-type="date" office:date-value="2015-07-06T11:37:39" calcext:value-type="date">
            <text:p>42191.4844791667</text:p>
          </table:table-cell>
          <table:table-cell office:value-type="date" office:date-value="2015-07-06T11:37:38" calcext:value-type="date">
            <text:p>42191.4844675926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8:41" calcext:value-type="date">
            <text:p>42191.485196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3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39" calcext:value-type="date">
            <text:p>42191.4844791667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8:41" calcext:value-type="date">
            <text:p>42191.485196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7:39" calcext:value-type="date">
            <text:p>42191.4844791667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8:40" calcext:value-type="date">
            <text:p>42191.485185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43" calcext:value-type="date">
            <text:p>42191.48452546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15" calcext:value-type="date">
            <text:p>42191.4848958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4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43" calcext:value-type="date">
            <text:p>42191.48452546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15" calcext:value-type="date">
            <text:p>42191.4848958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43" calcext:value-type="date">
            <text:p>42191.48452546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8:14" calcext:value-type="date">
            <text:p>42191.4848842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2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47" calcext:value-type="date">
            <text:p>42191.484571759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8:49" calcext:value-type="date">
            <text:p>42191.48528935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7:47" calcext:value-type="date">
            <text:p>42191.484571759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8:49" calcext:value-type="date">
            <text:p>42191.48528935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7:48" calcext:value-type="date">
            <text:p>42191.484583333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38:48" calcext:value-type="date">
            <text:p>42191.4852777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7:49" calcext:value-type="date">
            <text:p>42191.4845949074</text:p>
          </table:table-cell>
          <table:table-cell office:value-type="date" office:date-value="2015-07-06T11:37:50" calcext:value-type="date">
            <text:p>42191.4846064815</text:p>
          </table:table-cell>
          <table:table-cell office:value-type="date" office:date-value="2015-07-06T11:37:49" calcext:value-type="date">
            <text:p>42191.4845949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8:14" calcext:value-type="date">
            <text:p>42191.4848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7:50" calcext:value-type="date">
            <text:p>42191.48460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8:14" calcext:value-type="date">
            <text:p>42191.4848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7:51" calcext:value-type="date">
            <text:p>42191.48461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8:13" calcext:value-type="date">
            <text:p>42191.48487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7:53" calcext:value-type="date">
            <text:p>42191.4846412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9:54" calcext:value-type="date">
            <text:p>42191.486041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7:53" calcext:value-type="date">
            <text:p>42191.4846412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39:54" calcext:value-type="date">
            <text:p>42191.486041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7:53" calcext:value-type="date">
            <text:p>42191.4846412037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39:53" calcext:value-type="date">
            <text:p>42191.486030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37:55" calcext:value-type="date">
            <text:p>42191.4846643519</text:p>
          </table:table-cell>
          <table:table-cell office:value-type="date" office:date-value="2015-07-06T11:37:57" calcext:value-type="date">
            <text:p>42191.4846875</text:p>
          </table:table-cell>
          <table:table-cell office:value-type="date" office:date-value="2015-07-06T11:37:55" calcext:value-type="date">
            <text:p>42191.4846643519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8:58" calcext:value-type="date">
            <text:p>42191.4853935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7:57" calcext:value-type="date">
            <text:p>42191.4846875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8:58" calcext:value-type="date">
            <text:p>42191.4853935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7:57" calcext:value-type="date">
            <text:p>42191.4846875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38:57" calcext:value-type="date">
            <text:p>42191.48538194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8:00" calcext:value-type="date">
            <text:p>42191.4847222222</text:p>
          </table:table-cell>
          <table:table-cell office:value-type="date" office:date-value="2015-07-06T11:38:01" calcext:value-type="date">
            <text:p>42191.4847337963</text:p>
          </table:table-cell>
          <table:table-cell office:value-type="date" office:date-value="2015-07-06T11:38:00" calcext:value-type="date">
            <text:p>42191.484722222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2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01" calcext:value-type="date">
            <text:p>42191.484733796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01" calcext:value-type="date">
            <text:p>42191.4847337963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40:01.000001" calcext:value-type="date">
            <text:p>42191.48612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8:03" calcext:value-type="date">
            <text:p>42191.4847569444</text:p>
          </table:table-cell>
          <table:table-cell office:value-type="date" office:date-value="2015-07-06T11:38:04" calcext:value-type="date">
            <text:p>42191.4847685185</text:p>
          </table:table-cell>
          <table:table-cell office:value-type="date" office:date-value="2015-07-06T11:38:03" calcext:value-type="date">
            <text:p>42191.484756944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36" calcext:value-type="date">
            <text:p>42191.485138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7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04" calcext:value-type="date">
            <text:p>42191.4847685185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36" calcext:value-type="date">
            <text:p>42191.48513888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05" calcext:value-type="date">
            <text:p>42191.4847800926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8:35" calcext:value-type="date">
            <text:p>42191.4851273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</text:p>
          </table:table-cell>
          <table:table-cell office:value-type="string" calcext:value-type="string">
            <text:p>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09" calcext:value-type="date">
            <text:p>42191.484826388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41" calcext:value-type="date">
            <text:p>42191.485196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09" calcext:value-type="date">
            <text:p>42191.484826388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8:41" calcext:value-type="date">
            <text:p>42191.485196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10" calcext:value-type="date">
            <text:p>42191.484837963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8:40" calcext:value-type="date">
            <text:p>42191.4851851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0-11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8:11" calcext:value-type="date">
            <text:p>42191.484849537</text:p>
          </table:table-cell>
          <table:table-cell office:value-type="date" office:date-value="2015-07-06T11:38:12" calcext:value-type="date">
            <text:p>42191.4848611111</text:p>
          </table:table-cell>
          <table:table-cell office:value-type="date" office:date-value="2015-07-06T11:38:11" calcext:value-type="date">
            <text:p>42191.484849537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8:28" calcext:value-type="date">
            <text:p>42191.485046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4-17]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2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12" calcext:value-type="date">
            <text:p>42191.4848611111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38:28" calcext:value-type="date">
            <text:p>42191.485046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12" calcext:value-type="date">
            <text:p>42191.4848611111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8:27" calcext:value-type="date">
            <text:p>42191.485034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4-17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8:15" calcext:value-type="date">
            <text:p>42191.4848958333</text:p>
          </table:table-cell>
          <table:table-cell office:value-type="date" office:date-value="2015-07-06T11:38:16" calcext:value-type="date">
            <text:p>42191.4849074074</text:p>
          </table:table-cell>
          <table:table-cell office:value-type="date" office:date-value="2015-07-06T11:38:15" calcext:value-type="date">
            <text:p>42191.4848958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8:40" calcext:value-type="date">
            <text:p>42191.48518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8:16" calcext:value-type="date">
            <text:p>42191.484907407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8:40" calcext:value-type="date">
            <text:p>42191.48518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8:16" calcext:value-type="date">
            <text:p>42191.4849074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8:39" calcext:value-type="date">
            <text:p>42191.485173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20" calcext:value-type="date">
            <text:p>42191.484953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21" calcext:value-type="date">
            <text:p>42191.486354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20" calcext:value-type="date">
            <text:p>42191.484953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21" calcext:value-type="date">
            <text:p>42191.486354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20" calcext:value-type="date">
            <text:p>42191.4849537037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40:20.000001" calcext:value-type="date">
            <text:p>42191.486342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8:27" calcext:value-type="date">
            <text:p>42191.4850347222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9:29" calcext:value-type="date">
            <text:p>42191.4857523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8:27" calcext:value-type="date">
            <text:p>42191.4850347222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9:29" calcext:value-type="date">
            <text:p>42191.4857523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28" calcext:value-type="date">
            <text:p>42191.485046296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39:28.000001" calcext:value-type="date">
            <text:p>42191.48574074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30" calcext:value-type="date">
            <text:p>42191.4850694444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31" calcext:value-type="date">
            <text:p>42191.48646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30" calcext:value-type="date">
            <text:p>42191.4850694444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31" calcext:value-type="date">
            <text:p>42191.48646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8:31" calcext:value-type="date">
            <text:p>42191.4850810185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0:30.000001" calcext:value-type="date">
            <text:p>42191.486458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office:value-type="date" office:date-value="2015-07-06T11:38:33" calcext:value-type="date">
            <text:p>42191.4851041667</text:p>
          </table:table-cell>
          <table:table-cell office:value-type="date" office:date-value="2015-07-06T11:38:34" calcext:value-type="date">
            <text:p>42191.4851157407</text:p>
          </table:table-cell>
          <table:table-cell office:value-type="date" office:date-value="2015-07-06T11:38:33" calcext:value-type="date">
            <text:p>42191.4851041667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41:09" calcext:value-type="date">
            <text:p>42191.4869097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45S" calcext:value-type="time">
            <text:p>0.0269097222222222</text:p>
          </table:table-cell>
          <table:table-cell table:number-columns-repeated="3" office:value-type="date" office:date-value="2015-07-06T11:38:34" calcext:value-type="date">
            <text:p>42191.4851157407</text:p>
          </table:table-cell>
          <table:table-cell office:value-type="time" office:time-value="PT00H02M35S" calcext:value-type="time">
            <text:p>0.00179398148148148</text:p>
          </table:table-cell>
          <table:table-cell office:value-type="date" office:date-value="2015-07-06T11:41:09" calcext:value-type="date">
            <text:p>42191.4869097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8:34" calcext:value-type="date">
            <text:p>42191.4851157407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41:08" calcext:value-type="date">
            <text:p>42191.4868981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8:37" calcext:value-type="date">
            <text:p>42191.485150463</text:p>
          </table:table-cell>
          <table:table-cell office:value-type="date" office:date-value="2015-07-06T11:38:38" calcext:value-type="date">
            <text:p>42191.485162037</text:p>
          </table:table-cell>
          <table:table-cell office:value-type="date" office:date-value="2015-07-06T11:38:37" calcext:value-type="date">
            <text:p>42191.485150463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8:38" calcext:value-type="date">
            <text:p>42191.485162037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8:38" calcext:value-type="date">
            <text:p>42191.485162037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39:39" calcext:value-type="date">
            <text:p>42191.4858680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41" calcext:value-type="date">
            <text:p>42191.485196759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9:13" calcext:value-type="date">
            <text:p>42191.48556712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-7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39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41" calcext:value-type="date">
            <text:p>42191.4851967593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9:13" calcext:value-type="date">
            <text:p>42191.485567129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8:41" calcext:value-type="date">
            <text:p>42191.485196759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39:12.000001" calcext:value-type="date">
            <text:p>42191.48555555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-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43" calcext:value-type="date">
            <text:p>42191.4852199074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44.000001" calcext:value-type="date">
            <text:p>42191.48662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8:43" calcext:value-type="date">
            <text:p>42191.4852199074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0:44.000001" calcext:value-type="date">
            <text:p>42191.4866203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8:44" calcext:value-type="date">
            <text:p>42191.4852314815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0:43" calcext:value-type="date">
            <text:p>42191.486608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8:47" calcext:value-type="date">
            <text:p>42191.485266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9:11" calcext:value-type="date">
            <text:p>42191.485543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8:47" calcext:value-type="date">
            <text:p>42191.485266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9:11" calcext:value-type="date">
            <text:p>42191.485543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8:48" calcext:value-type="date">
            <text:p>42191.485277777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9:10" calcext:value-type="date">
            <text:p>42191.4855324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8:49" calcext:value-type="date">
            <text:p>42191.4852893519</text:p>
          </table:table-cell>
          <table:table-cell office:value-type="date" office:date-value="2015-07-06T11:38:50" calcext:value-type="date">
            <text:p>42191.4853009259</text:p>
          </table:table-cell>
          <table:table-cell office:value-type="date" office:date-value="2015-07-06T11:38:49" calcext:value-type="date">
            <text:p>42191.485289351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9:22" calcext:value-type="date">
            <text:p>42191.4856712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</text:p>
          </table:table-cell>
          <table:table-cell office:value-type="string" calcext:value-type="string">
            <text:p>10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2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8:50" calcext:value-type="date">
            <text:p>42191.4853009259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39:22" calcext:value-type="date">
            <text:p>42191.4856712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8:51" calcext:value-type="date">
            <text:p>42191.4853125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39:21" calcext:value-type="date">
            <text:p>42191.485659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8</text:p>
          </table:table-cell>
          <table:table-cell office:value-type="string" calcext:value-type="string">
            <text:p>10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8:52" calcext:value-type="date">
            <text:p>42191.4853240741</text:p>
          </table:table-cell>
          <table:table-cell office:value-type="date" office:date-value="2015-07-06T11:38:53" calcext:value-type="date">
            <text:p>42191.4853356482</text:p>
          </table:table-cell>
          <table:table-cell office:value-type="date" office:date-value="2015-07-06T11:38:52" calcext:value-type="date">
            <text:p>42191.485324074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16" calcext:value-type="date">
            <text:p>42191.485601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8:53" calcext:value-type="date">
            <text:p>42191.4853356482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16" calcext:value-type="date">
            <text:p>42191.485601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8:53" calcext:value-type="date">
            <text:p>42191.485335648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9:15" calcext:value-type="date">
            <text:p>42191.485590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8:55" calcext:value-type="date">
            <text:p>42191.4853587963</text:p>
          </table:table-cell>
          <table:table-cell office:value-type="date" office:date-value="2015-07-06T11:38:56" calcext:value-type="date">
            <text:p>42191.4853703704</text:p>
          </table:table-cell>
          <table:table-cell office:value-type="date" office:date-value="2015-07-06T11:38:55" calcext:value-type="date">
            <text:p>42191.48535879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9:20.000001" calcext:value-type="date">
            <text:p>42191.4856481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8:56" calcext:value-type="date">
            <text:p>42191.485370370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39:20.000001" calcext:value-type="date">
            <text:p>42191.4856481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8:56" calcext:value-type="date">
            <text:p>42191.4853703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19" calcext:value-type="date">
            <text:p>42191.485636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38:57" calcext:value-type="date">
            <text:p>42191.4853819445</text:p>
          </table:table-cell>
          <table:table-cell office:value-type="date" office:date-value="2015-07-06T11:38:58" calcext:value-type="date">
            <text:p>42191.4853935185</text:p>
          </table:table-cell>
          <table:table-cell office:value-type="date" office:date-value="2015-07-06T11:38:57" calcext:value-type="date">
            <text:p>42191.4853819445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9:41" calcext:value-type="date">
            <text:p>42191.48589120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-1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5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38:58" calcext:value-type="date">
            <text:p>42191.4853935185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39:41" calcext:value-type="date">
            <text:p>42191.48589120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38:59" calcext:value-type="date">
            <text:p>42191.4854050926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-1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9:02" calcext:value-type="date">
            <text:p>42191.48543981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1:38" calcext:value-type="date">
            <text:p>42191.487245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39:02" calcext:value-type="date">
            <text:p>42191.485439814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1:38" calcext:value-type="date">
            <text:p>42191.487245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39:03" calcext:value-type="date">
            <text:p>42191.4854513889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41:37" calcext:value-type="date">
            <text:p>42191.48723379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9:20.000001" calcext:value-type="date">
            <text:p>42191.485648148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1:21" calcext:value-type="date">
            <text:p>42191.48704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9:20.000001" calcext:value-type="date">
            <text:p>42191.485648148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1:21" calcext:value-type="date">
            <text:p>42191.48704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39:21" calcext:value-type="date">
            <text:p>42191.4856597222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1:20" calcext:value-type="date">
            <text:p>42191.4870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9:23" calcext:value-type="date">
            <text:p>42191.4856828704</text:p>
          </table:table-cell>
          <table:table-cell office:value-type="date" office:date-value="2015-07-06T11:39:24" calcext:value-type="date">
            <text:p>42191.4856944445</text:p>
          </table:table-cell>
          <table:table-cell office:value-type="date" office:date-value="2015-07-06T11:39:23" calcext:value-type="date">
            <text:p>42191.4856828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47.000001" calcext:value-type="date">
            <text:p>42191.485960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9:24" calcext:value-type="date">
            <text:p>42191.485694444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39:47.000001" calcext:value-type="date">
            <text:p>42191.485960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9:24" calcext:value-type="date">
            <text:p>42191.485694444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9:46" calcext:value-type="date">
            <text:p>42191.48594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39:25" calcext:value-type="date">
            <text:p>42191.4857060185</text:p>
          </table:table-cell>
          <table:table-cell office:value-type="date" office:date-value="2015-07-06T11:39:27" calcext:value-type="date">
            <text:p>42191.4857291667</text:p>
          </table:table-cell>
          <table:table-cell office:value-type="date" office:date-value="2015-07-06T11:39:25" calcext:value-type="date">
            <text:p>42191.4857060185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0:28.000001" calcext:value-type="date">
            <text:p>42191.486435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4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9:27" calcext:value-type="date">
            <text:p>42191.4857291667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0:28.000001" calcext:value-type="date">
            <text:p>42191.486435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9:27" calcext:value-type="date">
            <text:p>42191.4857291667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0:27.000001" calcext:value-type="date">
            <text:p>42191.4864236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39:28.000001" calcext:value-type="date">
            <text:p>42191.4857407408</text:p>
          </table:table-cell>
          <table:table-cell office:value-type="date" office:date-value="2015-07-06T11:39:29" calcext:value-type="date">
            <text:p>42191.4857523148</text:p>
          </table:table-cell>
          <table:table-cell office:value-type="date" office:date-value="2015-07-06T11:39:28.000001" calcext:value-type="date">
            <text:p>42191.485740740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0:01.000001" calcext:value-type="date">
            <text:p>42191.4861226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-8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0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0:01.000001" calcext:value-type="date">
            <text:p>42191.48612268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-8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0:31" calcext:value-type="date">
            <text:p>42191.48646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1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0:31" calcext:value-type="date">
            <text:p>42191.48646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39:29" calcext:value-type="date">
            <text:p>42191.4857523148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0:30.000001" calcext:value-type="date">
            <text:p>42191.486458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office:value-type="date" office:date-value="2015-07-06T11:39:32" calcext:value-type="date">
            <text:p>42191.485787037</text:p>
          </table:table-cell>
          <table:table-cell office:value-type="date" office:date-value="2015-07-06T11:39:33" calcext:value-type="date">
            <text:p>42191.4857986111</text:p>
          </table:table-cell>
          <table:table-cell office:value-type="date" office:date-value="2015-07-06T11:39:32" calcext:value-type="date">
            <text:p>42191.485787037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1:34" calcext:value-type="date">
            <text:p>42191.4871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39:33" calcext:value-type="date">
            <text:p>42191.4857986111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1:34" calcext:value-type="date">
            <text:p>42191.4871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39:33" calcext:value-type="date">
            <text:p>42191.4857986111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41:33" calcext:value-type="date">
            <text:p>42191.48718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9:34" calcext:value-type="date">
            <text:p>42191.4858101852</text:p>
          </table:table-cell>
          <table:table-cell office:value-type="date" office:date-value="2015-07-06T11:39:36.000001" calcext:value-type="date">
            <text:p>42191.4858333333</text:p>
          </table:table-cell>
          <table:table-cell office:value-type="date" office:date-value="2015-07-06T11:39:34" calcext:value-type="date">
            <text:p>42191.4858101852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9:36.000001" calcext:value-type="date">
            <text:p>42191.4858333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9:37" calcext:value-type="date">
            <text:p>42191.485844907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39:59" calcext:value-type="date">
            <text:p>42191.4860995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39:37" calcext:value-type="date">
            <text:p>42191.4858449074</text:p>
          </table:table-cell>
          <table:table-cell office:value-type="date" office:date-value="2015-07-06T11:39:39" calcext:value-type="date">
            <text:p>42191.4858680556</text:p>
          </table:table-cell>
          <table:table-cell office:value-type="date" office:date-value="2015-07-06T11:39:37" calcext:value-type="date">
            <text:p>42191.485844907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9:39" calcext:value-type="date">
            <text:p>42191.4858680556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39:39" calcext:value-type="date">
            <text:p>42191.48586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0:01.000001" calcext:value-type="date">
            <text:p>42191.48612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date" office:date-value="2015-07-06T11:39:41" calcext:value-type="date">
            <text:p>42191.4858912037</text:p>
          </table:table-cell>
          <table:table-cell office:value-type="date" office:date-value="2015-07-06T11:39:40" calcext:value-type="date">
            <text:p>42191.485879629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0:05" calcext:value-type="date">
            <text:p>42191.486168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39:41" calcext:value-type="date">
            <text:p>42191.4858912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0:05" calcext:value-type="date">
            <text:p>42191.4861689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39:41" calcext:value-type="date">
            <text:p>42191.48589120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04.000001" calcext:value-type="date">
            <text:p>42191.4861574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9:43" calcext:value-type="date">
            <text:p>42191.4859143519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56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39:43" calcext:value-type="date">
            <text:p>42191.4859143519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0:00" calcext:value-type="date">
            <text:p>42191.48611111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9:44.000001" calcext:value-type="date">
            <text:p>42191.4859259259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39:59" calcext:value-type="date">
            <text:p>42191.4860995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39:58" calcext:value-type="date">
            <text:p>42191.486087963</text:p>
          </table:table-cell>
          <table:table-cell office:value-type="date" office:date-value="2015-07-06T11:39:59" calcext:value-type="date">
            <text:p>42191.486099537</text:p>
          </table:table-cell>
          <table:table-cell office:value-type="date" office:date-value="2015-07-06T11:39:58" calcext:value-type="date">
            <text:p>42191.486087963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0:30.000001" calcext:value-type="date">
            <text:p>42191.486458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6-17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7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39:59" calcext:value-type="date">
            <text:p>42191.486099537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0:30.000001" calcext:value-type="date">
            <text:p>42191.486458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39:59" calcext:value-type="date">
            <text:p>42191.486099537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0:29" calcext:value-type="date">
            <text:p>42191.48644675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6-1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40:01.000001" calcext:value-type="date">
            <text:p>42191.4861226852</text:p>
          </table:table-cell>
          <table:table-cell office:value-type="date" office:date-value="2015-07-06T11:40:02" calcext:value-type="date">
            <text:p>42191.4861342593</text:p>
          </table:table-cell>
          <table:table-cell office:value-type="date" office:date-value="2015-07-06T11:40:01.000001" calcext:value-type="date">
            <text:p>42191.4861226852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1:03" calcext:value-type="date">
            <text:p>42191.48684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0:02" calcext:value-type="date">
            <text:p>42191.4861342593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1:03" calcext:value-type="date">
            <text:p>42191.48684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0:02" calcext:value-type="date">
            <text:p>42191.486134259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1:02" calcext:value-type="date">
            <text:p>42191.48682870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40:03.000001" calcext:value-type="date">
            <text:p>42191.4861458333</text:p>
          </table:table-cell>
          <table:table-cell office:value-type="date" office:date-value="2015-07-06T11:40:05" calcext:value-type="date">
            <text:p>42191.4861689815</text:p>
          </table:table-cell>
          <table:table-cell office:value-type="date" office:date-value="2015-07-06T11:40:03.000001" calcext:value-type="date">
            <text:p>42191.486145833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28.000001" calcext:value-type="date">
            <text:p>42191.48643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5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0:05" calcext:value-type="date">
            <text:p>42191.486168981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0:28.000001" calcext:value-type="date">
            <text:p>42191.4864351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0:05" calcext:value-type="date">
            <text:p>42191.486168981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0:27.000001" calcext:value-type="date">
            <text:p>42191.486423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office:value-type="date" office:date-value="2015-07-06T11:40:06.000001" calcext:value-type="date">
            <text:p>42191.4861805556</text:p>
          </table:table-cell>
          <table:table-cell office:value-type="date" office:date-value="2015-07-06T11:40:08" calcext:value-type="date">
            <text:p>42191.4862037037</text:p>
          </table:table-cell>
          <table:table-cell office:value-type="date" office:date-value="2015-07-06T11:40:06.000001" calcext:value-type="date">
            <text:p>42191.4861805556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0:25.000001" calcext:value-type="date">
            <text:p>42191.4864004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0:08" calcext:value-type="date">
            <text:p>42191.4862037037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0:25.000001" calcext:value-type="date">
            <text:p>42191.4864004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0:08" calcext:value-type="date">
            <text:p>42191.4862037037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0:24" calcext:value-type="date">
            <text:p>42191.48638888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office:value-type="date" office:date-value="2015-07-06T11:40:09.000001" calcext:value-type="date">
            <text:p>42191.4862152778</text:p>
          </table:table-cell>
          <table:table-cell office:value-type="date" office:date-value="2015-07-06T11:40:11.000001" calcext:value-type="date">
            <text:p>42191.4862384259</text:p>
          </table:table-cell>
          <table:table-cell office:value-type="date" office:date-value="2015-07-06T11:40:09.000001" calcext:value-type="date">
            <text:p>42191.4862152778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42:04.000001" calcext:value-type="date">
            <text:p>42191.4875462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1</text:p>
          </table:table-cell>
          <table:table-cell office:value-type="string" calcext:value-type="string">
            <text:p>14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1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6M30S" calcext:value-type="time">
            <text:p>0.0392361111111111</text:p>
          </table:table-cell>
          <table:table-cell table:number-columns-repeated="3" office:value-type="date" office:date-value="2015-07-06T11:40:11.000001" calcext:value-type="date">
            <text:p>42191.4862384259</text:p>
          </table:table-cell>
          <table:table-cell office:value-type="time" office:time-value="PT00H01M53S" calcext:value-type="time">
            <text:p>0.00130787037037037</text:p>
          </table:table-cell>
          <table:table-cell office:value-type="date" office:date-value="2015-07-06T11:42:04.000001" calcext:value-type="date">
            <text:p>42191.4875462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float" office:value="30" calcext:value-type="float">
            <text:p>30</text:p>
          </table:table-cell>
          <table:table-cell office:value-type="time" office:time-value="PT00H55M30S" calcext:value-type="time">
            <text:p>0.0385416666666667</text:p>
          </table:table-cell>
          <table:table-cell table:number-columns-repeated="3" office:value-type="date" office:date-value="2015-07-06T11:40:12.000001" calcext:value-type="date">
            <text:p>42191.48625</text:p>
          </table:table-cell>
          <table:table-cell office:value-type="time" office:time-value="PT00H01M51S" calcext:value-type="time">
            <text:p>0.00128472222222222</text:p>
          </table:table-cell>
          <table:table-cell office:value-type="date" office:date-value="2015-07-06T11:42:03" calcext:value-type="date">
            <text:p>42191.4875347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1</text:p>
          </table:table-cell>
          <table:table-cell office:value-type="string" calcext:value-type="string">
            <text:p>14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office:value-type="date" office:date-value="2015-07-06T11:40:12.000001" calcext:value-type="date">
            <text:p>42191.48625</text:p>
          </table:table-cell>
          <table:table-cell office:value-type="date" office:date-value="2015-07-06T11:40:14.000001" calcext:value-type="date">
            <text:p>42191.4862731482</text:p>
          </table:table-cell>
          <table:table-cell office:value-type="date" office:date-value="2015-07-06T11:40:12.000001" calcext:value-type="date">
            <text:p>42191.48625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0:56" calcext:value-type="date">
            <text:p>42191.48675925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5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2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0:14.000001" calcext:value-type="date">
            <text:p>42191.4862731482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0:56" calcext:value-type="date">
            <text:p>42191.48675925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0:14.000001" calcext:value-type="date">
            <text:p>42191.4862731482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0:55.000001" calcext:value-type="date">
            <text:p>42191.48674768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3</text:p>
          </table:table-cell>
          <table:table-cell office:value-type="string" calcext:value-type="string">
            <text:p>15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40:15" calcext:value-type="date">
            <text:p>42191.4862847222</text:p>
          </table:table-cell>
          <table:table-cell office:value-type="date" office:date-value="2015-07-06T11:40:17.000001" calcext:value-type="date">
            <text:p>42191.4863078704</text:p>
          </table:table-cell>
          <table:table-cell office:value-type="date" office:date-value="2015-07-06T11:40:15" calcext:value-type="date">
            <text:p>42191.486284722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1:00" calcext:value-type="date">
            <text:p>42191.4868055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0</text:p>
          </table:table-cell>
          <table:table-cell office:value-type="string" calcext:value-type="string">
            <text:p>18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3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0:17.000001" calcext:value-type="date">
            <text:p>42191.4863078704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1:00" calcext:value-type="date">
            <text:p>42191.4868055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0:18" calcext:value-type="date">
            <text:p>42191.4863194445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0:59" calcext:value-type="date">
            <text:p>42191.4867939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0</text:p>
          </table:table-cell>
          <table:table-cell office:value-type="string" calcext:value-type="string">
            <text:p>18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4M00S" calcext:value-type="time">
            <text:p>0.0652777777777778</text:p>
          </table:table-cell>
          <table:table-cell office:value-type="date" office:date-value="2015-07-06T11:40:18" calcext:value-type="date">
            <text:p>42191.4863194445</text:p>
          </table:table-cell>
          <table:table-cell office:value-type="date" office:date-value="2015-07-06T11:40:20.000001" calcext:value-type="date">
            <text:p>42191.4863425926</text:p>
          </table:table-cell>
          <table:table-cell office:value-type="date" office:date-value="2015-07-06T11:40:18" calcext:value-type="date">
            <text:p>42191.4863194445</text:p>
          </table:table-cell>
          <table:table-cell office:value-type="time" office:time-value="PT00H00M47S" calcext:value-type="time">
            <text:p>0.000543981481481481</text:p>
          </table:table-cell>
          <table:table-cell office:value-type="date" office:date-value="2015-07-06T11:41:07" calcext:value-type="date">
            <text:p>42191.48688657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9-26]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4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4M00S" calcext:value-type="time">
            <text:p>0.0652777777777778</text:p>
          </table:table-cell>
          <table:table-cell table:number-columns-repeated="3" office:value-type="date" office:date-value="2015-07-06T11:40:20.000001" calcext:value-type="date">
            <text:p>42191.4863425926</text:p>
          </table:table-cell>
          <table:table-cell office:value-type="time" office:time-value="PT00H00M47S" calcext:value-type="time">
            <text:p>0.000543981481481481</text:p>
          </table:table-cell>
          <table:table-cell office:value-type="date" office:date-value="2015-07-06T11:41:07" calcext:value-type="date">
            <text:p>42191.486886574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2M00S" calcext:value-type="time">
            <text:p>0.0638888888888889</text:p>
          </table:table-cell>
          <table:table-cell table:number-columns-repeated="3" office:value-type="date" office:date-value="2015-07-06T11:40:20.000001" calcext:value-type="date">
            <text:p>42191.4863425926</text:p>
          </table:table-cell>
          <table:table-cell office:value-type="time" office:time-value="PT00H00M46S" calcext:value-type="time">
            <text:p>0.000532407407407407</text:p>
          </table:table-cell>
          <table:table-cell office:value-type="date" office:date-value="2015-07-06T11:41:06" calcext:value-type="date">
            <text:p>42191.4868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19-26]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40:27.000001" calcext:value-type="date">
            <text:p>42191.4864236111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40:56" calcext:value-type="date">
            <text:p>42191.4867592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40:27.000001" calcext:value-type="date">
            <text:p>42191.4864236111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40:56" calcext:value-type="date">
            <text:p>42191.4867592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00S" calcext:value-type="time">
            <text:p>0.00486111111111111</text:p>
          </table:table-cell>
          <table:table-cell table:number-columns-repeated="3" office:value-type="date" office:date-value="2015-07-06T11:40:27.000001" calcext:value-type="date">
            <text:p>42191.4864236111</text:p>
          </table:table-cell>
          <table:table-cell office:value-type="time" office:time-value="PT00H00M28S" calcext:value-type="time">
            <text:p>0.000324074074074074</text:p>
          </table:table-cell>
          <table:table-cell office:value-type="date" office:date-value="2015-07-06T11:40:55.000001" calcext:value-type="date">
            <text:p>42191.4867476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0:42" calcext:value-type="date">
            <text:p>42191.4865972222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1:14" calcext:value-type="date">
            <text:p>42191.4869675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-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6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0:42" calcext:value-type="date">
            <text:p>42191.4865972222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1:14" calcext:value-type="date">
            <text:p>42191.48696759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0:43" calcext:value-type="date">
            <text:p>42191.4866087963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1:13" calcext:value-type="date">
            <text:p>42191.4869560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5-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office:value-type="date" office:date-value="2015-07-06T11:40:44.000001" calcext:value-type="date">
            <text:p>42191.4866203704</text:p>
          </table:table-cell>
          <table:table-cell office:value-type="date" office:date-value="2015-07-06T11:40:45" calcext:value-type="date">
            <text:p>42191.4866319445</text:p>
          </table:table-cell>
          <table:table-cell office:value-type="date" office:date-value="2015-07-06T11:40:44.000001" calcext:value-type="date">
            <text:p>42191.4866203704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41:14" calcext:value-type="date">
            <text:p>42191.48696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7M15S" calcext:value-type="time">
            <text:p>0.00503472222222222</text:p>
          </table:table-cell>
          <table:table-cell table:number-columns-repeated="3" office:value-type="date" office:date-value="2015-07-06T11:40:45" calcext:value-type="date">
            <text:p>42191.4866319445</text:p>
          </table:table-cell>
          <table:table-cell office:value-type="time" office:time-value="PT00H00M29S" calcext:value-type="time">
            <text:p>0.000335648148148148</text:p>
          </table:table-cell>
          <table:table-cell office:value-type="date" office:date-value="2015-07-06T11:41:14" calcext:value-type="date">
            <text:p>42191.4869675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6M45S" calcext:value-type="time">
            <text:p>0.0046875</text:p>
          </table:table-cell>
          <table:table-cell table:number-columns-repeated="3" office:value-type="date" office:date-value="2015-07-06T11:40:46.000001" calcext:value-type="date">
            <text:p>42191.4866435185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41:13" calcext:value-type="date">
            <text:p>42191.4869560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0:47.000001" calcext:value-type="date">
            <text:p>42191.4866550926</text:p>
          </table:table-cell>
          <table:table-cell office:value-type="date" office:date-value="2015-07-06T11:40:50" calcext:value-type="date">
            <text:p>42191.4866898148</text:p>
          </table:table-cell>
          <table:table-cell office:value-type="date" office:date-value="2015-07-06T11:40:47.000001" calcext:value-type="date">
            <text:p>42191.4866550926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1:21" calcext:value-type="date">
            <text:p>42191.4870486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-8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8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0:50" calcext:value-type="date">
            <text:p>42191.486689814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1:21" calcext:value-type="date">
            <text:p>42191.4870486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0:50" calcext:value-type="date">
            <text:p>42191.4866898148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1:20" calcext:value-type="date">
            <text:p>42191.4870370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7-8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0:50" calcext:value-type="date">
            <text:p>42191.4866898148</text:p>
          </table:table-cell>
          <table:table-cell office:value-type="date" office:date-value="2015-07-06T11:40:53" calcext:value-type="date">
            <text:p>42191.486724537</text:p>
          </table:table-cell>
          <table:table-cell office:value-type="date" office:date-value="2015-07-06T11:40:50" calcext:value-type="date">
            <text:p>42191.4866898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17" calcext:value-type="date">
            <text:p>42191.487002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6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0:53" calcext:value-type="date">
            <text:p>42191.4867245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17" calcext:value-type="date">
            <text:p>42191.4870023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0:53" calcext:value-type="date">
            <text:p>42191.48672453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1:16" calcext:value-type="date">
            <text:p>42191.4869907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office:value-type="date" office:date-value="2015-07-06T11:40:52.000001" calcext:value-type="date">
            <text:p>42191.486712963</text:p>
          </table:table-cell>
          <table:table-cell office:value-type="date" office:date-value="2015-07-06T11:40:53" calcext:value-type="date">
            <text:p>42191.486724537</text:p>
          </table:table-cell>
          <table:table-cell office:value-type="date" office:date-value="2015-07-06T11:40:52.000001" calcext:value-type="date">
            <text:p>42191.486712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1:10" calcext:value-type="date">
            <text:p>42191.486921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6-1+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0:53" calcext:value-type="date">
            <text:p>42191.486724537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1:10" calcext:value-type="date">
            <text:p>42191.486921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0:54.000001" calcext:value-type="date">
            <text:p>42191.4867361111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1:09" calcext:value-type="date">
            <text:p>42191.48690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6-1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1:00" calcext:value-type="date">
            <text:p>42191.486805555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3:01.000001" calcext:value-type="date">
            <text:p>42191.488206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1:00" calcext:value-type="date">
            <text:p>42191.4868055556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3:01.000001" calcext:value-type="date">
            <text:p>42191.4882060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41:01" calcext:value-type="date">
            <text:p>42191.4868171296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3:00" calcext:value-type="date">
            <text:p>42191.4881944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04" calcext:value-type="date">
            <text:p>42191.486851851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28" calcext:value-type="date">
            <text:p>42191.487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04" calcext:value-type="date">
            <text:p>42191.486851851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28" calcext:value-type="date">
            <text:p>42191.487129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05" calcext:value-type="date">
            <text:p>42191.4868634259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1:27" calcext:value-type="date">
            <text:p>42191.48711805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41:06" calcext:value-type="date">
            <text:p>42191.486875</text:p>
          </table:table-cell>
          <table:table-cell office:value-type="date" office:date-value="2015-07-06T11:41:07" calcext:value-type="date">
            <text:p>42191.4868865741</text:p>
          </table:table-cell>
          <table:table-cell office:value-type="date" office:date-value="2015-07-06T11:41:06" calcext:value-type="date">
            <text:p>42191.48687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1:30" calcext:value-type="date">
            <text:p>42191.4871527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1:07" calcext:value-type="date">
            <text:p>42191.486886574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1:30" calcext:value-type="date">
            <text:p>42191.4871527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07" calcext:value-type="date">
            <text:p>42191.4868865741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1:29" calcext:value-type="date">
            <text:p>42191.487141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1:09" calcext:value-type="date">
            <text:p>42191.4869097222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2:40" calcext:value-type="date">
            <text:p>42191.4879629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0-1</text:p>
          </table:table-cell>
          <table:table-cell office:value-type="string" calcext:value-type="string">
            <text:p>3]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4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1:09" calcext:value-type="date">
            <text:p>42191.4869097222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2:40" calcext:value-type="date">
            <text:p>42191.4879629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41:10" calcext:value-type="date">
            <text:p>42191.4869212963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42:39" calcext:value-type="date">
            <text:p>42191.48795138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0-1</text:p>
          </table:table-cell>
          <table:table-cell office:value-type="string" calcext:value-type="string">
            <text:p>3]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1:11" calcext:value-type="date">
            <text:p>42191.4869328704</text:p>
          </table:table-cell>
          <table:table-cell office:value-type="date" office:date-value="2015-07-06T11:41:13" calcext:value-type="date">
            <text:p>42191.4869560185</text:p>
          </table:table-cell>
          <table:table-cell office:value-type="date" office:date-value="2015-07-06T11:41:11" calcext:value-type="date">
            <text:p>42191.4869328704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37" calcext:value-type="date">
            <text:p>42191.487233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5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13" calcext:value-type="date">
            <text:p>42191.486956018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37" calcext:value-type="date">
            <text:p>42191.48723379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1:13" calcext:value-type="date">
            <text:p>42191.4869560185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1:36" calcext:value-type="date">
            <text:p>42191.487222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1:25" calcext:value-type="date">
            <text:p>42191.4870949074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2:56" calcext:value-type="date">
            <text:p>42191.488148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4-5]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6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1:25" calcext:value-type="date">
            <text:p>42191.4870949074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2:56" calcext:value-type="date">
            <text:p>42191.488148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41:26" calcext:value-type="date">
            <text:p>42191.4871064815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42:55.000001" calcext:value-type="date">
            <text:p>42191.48813657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4-5]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4M00S" calcext:value-type="time">
            <text:p>0.0652777777777778</text:p>
          </table:table-cell>
          <table:table-cell office:value-type="date" office:date-value="2015-07-06T11:41:27" calcext:value-type="date">
            <text:p>42191.4871180556</text:p>
          </table:table-cell>
          <table:table-cell office:value-type="date" office:date-value="2015-07-06T11:41:28" calcext:value-type="date">
            <text:p>42191.4871296296</text:p>
          </table:table-cell>
          <table:table-cell office:value-type="date" office:date-value="2015-07-06T11:41:27" calcext:value-type="date">
            <text:p>42191.4871180556</text:p>
          </table:table-cell>
          <table:table-cell office:value-type="time" office:time-value="PT00H00M47S" calcext:value-type="time">
            <text:p>0.000543981481481481</text:p>
          </table:table-cell>
          <table:table-cell office:value-type="date" office:date-value="2015-07-06T11:42:15" calcext:value-type="date">
            <text:p>42191.4876736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6-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7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4M00S" calcext:value-type="time">
            <text:p>0.0652777777777778</text:p>
          </table:table-cell>
          <table:table-cell table:number-columns-repeated="3" office:value-type="date" office:date-value="2015-07-06T11:41:28" calcext:value-type="date">
            <text:p>42191.4871296296</text:p>
          </table:table-cell>
          <table:table-cell office:value-type="time" office:time-value="PT00H00M47S" calcext:value-type="time">
            <text:p>0.000543981481481481</text:p>
          </table:table-cell>
          <table:table-cell office:value-type="date" office:date-value="2015-07-06T11:42:15" calcext:value-type="date">
            <text:p>42191.4876736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20" calcext:value-type="float">
            <text:p>120</text:p>
          </table:table-cell>
          <table:table-cell office:value-type="time" office:time-value="PT01H32M00S" calcext:value-type="time">
            <text:p>0.0638888888888889</text:p>
          </table:table-cell>
          <table:table-cell table:number-columns-repeated="3" office:value-type="date" office:date-value="2015-07-06T11:41:28" calcext:value-type="date">
            <text:p>42191.4871296296</text:p>
          </table:table-cell>
          <table:table-cell office:value-type="time" office:time-value="PT00H00M46S" calcext:value-type="time">
            <text:p>0.000532407407407407</text:p>
          </table:table-cell>
          <table:table-cell office:value-type="date" office:date-value="2015-07-06T11:42:14" calcext:value-type="date">
            <text:p>42191.4876620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6-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35" calcext:value-type="date">
            <text:p>42191.487210648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59" calcext:value-type="date">
            <text:p>42191.4874884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35" calcext:value-type="date">
            <text:p>42191.487210648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1:59" calcext:value-type="date">
            <text:p>42191.4874884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36" calcext:value-type="date">
            <text:p>42191.4872222222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1:58" calcext:value-type="date">
            <text:p>42191.48747685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41:38" calcext:value-type="date">
            <text:p>42191.4872453704</text:p>
          </table:table-cell>
          <table:table-cell office:value-type="date" office:date-value="2015-07-06T11:41:39" calcext:value-type="date">
            <text:p>42191.4872569444</text:p>
          </table:table-cell>
          <table:table-cell office:value-type="date" office:date-value="2015-07-06T11:41:38" calcext:value-type="date">
            <text:p>42191.487245370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2:02" calcext:value-type="date">
            <text:p>42191.4875231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7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1:39" calcext:value-type="date">
            <text:p>42191.4872569444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2:02" calcext:value-type="date">
            <text:p>42191.48752314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39" calcext:value-type="date">
            <text:p>42191.4872569444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01" calcext:value-type="date">
            <text:p>42191.4875115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1:52" calcext:value-type="date">
            <text:p>42191.4874074074</text:p>
          </table:table-cell>
          <table:table-cell office:value-type="date" office:date-value="2015-07-06T11:41:53" calcext:value-type="date">
            <text:p>42191.4874189815</text:p>
          </table:table-cell>
          <table:table-cell office:value-type="date" office:date-value="2015-07-06T11:41:52" calcext:value-type="date">
            <text:p>42191.4874074074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2:55.000001" calcext:value-type="date">
            <text:p>42191.4881365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0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1:53" calcext:value-type="date">
            <text:p>42191.487418981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2:55.000001" calcext:value-type="date">
            <text:p>42191.4881365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1:53" calcext:value-type="date">
            <text:p>42191.4874189815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2:54" calcext:value-type="date">
            <text:p>42191.488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1:54" calcext:value-type="date">
            <text:p>42191.4874305556</text:p>
          </table:table-cell>
          <table:table-cell office:value-type="date" office:date-value="2015-07-06T11:41:56" calcext:value-type="date">
            <text:p>42191.4874537037</text:p>
          </table:table-cell>
          <table:table-cell office:value-type="date" office:date-value="2015-07-06T11:41:54" calcext:value-type="date">
            <text:p>42191.487430555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20.000001" calcext:value-type="date">
            <text:p>42191.48773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56" calcext:value-type="date">
            <text:p>42191.487453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20.000001" calcext:value-type="date">
            <text:p>42191.48773148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1:57" calcext:value-type="date">
            <text:p>42191.4874652778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19" calcext:value-type="date">
            <text:p>42191.48771990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1:58" calcext:value-type="date">
            <text:p>42191.4874768518</text:p>
          </table:table-cell>
          <table:table-cell office:value-type="date" office:date-value="2015-07-06T11:41:59" calcext:value-type="date">
            <text:p>42191.4874884259</text:p>
          </table:table-cell>
          <table:table-cell office:value-type="date" office:date-value="2015-07-06T11:41:58" calcext:value-type="date">
            <text:p>42191.487476851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23" calcext:value-type="date">
            <text:p>42191.487766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1:59" calcext:value-type="date">
            <text:p>42191.487488425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23" calcext:value-type="date">
            <text:p>42191.487766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2:00" calcext:value-type="date">
            <text:p>42191.487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22" calcext:value-type="date">
            <text:p>42191.48775462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office:value-type="date" office:date-value="2015-07-06T11:42:00" calcext:value-type="date">
            <text:p>42191.4875</text:p>
          </table:table-cell>
          <table:table-cell office:value-type="date" office:date-value="2015-07-06T11:42:02" calcext:value-type="date">
            <text:p>42191.4875231481</text:p>
          </table:table-cell>
          <table:table-cell office:value-type="date" office:date-value="2015-07-06T11:42:00" calcext:value-type="date">
            <text:p>42191.4875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3:33.000001" calcext:value-type="date">
            <text:p>42191.48857638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17-1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3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38S" calcext:value-type="time">
            <text:p>0.0400231481481482</text:p>
          </table:table-cell>
          <table:table-cell table:number-columns-repeated="3" office:value-type="date" office:date-value="2015-07-06T11:42:02" calcext:value-type="date">
            <text:p>42191.4875231481</text:p>
          </table:table-cell>
          <table:table-cell office:value-type="time" office:time-value="PT00H01M31S" calcext:value-type="time">
            <text:p>0.00105324074074074</text:p>
          </table:table-cell>
          <table:table-cell office:value-type="date" office:date-value="2015-07-06T11:43:33.000001" calcext:value-type="date">
            <text:p>42191.48857638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42:03" calcext:value-type="date">
            <text:p>42191.4875347222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17-1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office:value-type="date" office:date-value="2015-07-06T11:42:03" calcext:value-type="date">
            <text:p>42191.4875347222</text:p>
          </table:table-cell>
          <table:table-cell office:value-type="date" office:date-value="2015-07-06T11:42:04.000001" calcext:value-type="date">
            <text:p>42191.4875462963</text:p>
          </table:table-cell>
          <table:table-cell office:value-type="date" office:date-value="2015-07-06T11:42:03" calcext:value-type="date">
            <text:p>42191.4875347222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42:57" calcext:value-type="date">
            <text:p>42191.48815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84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3M00S" calcext:value-type="time">
            <text:p>0.0368055555555556</text:p>
          </table:table-cell>
          <table:table-cell table:number-columns-repeated="3" office:value-type="date" office:date-value="2015-07-06T11:42:04.000001" calcext:value-type="date">
            <text:p>42191.4875462963</text:p>
          </table:table-cell>
          <table:table-cell office:value-type="time" office:time-value="PT00H00M53S" calcext:value-type="time">
            <text:p>0.000613425925925926</text:p>
          </table:table-cell>
          <table:table-cell office:value-type="date" office:date-value="2015-07-06T11:42:57" calcext:value-type="date">
            <text:p>42191.48815972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60" calcext:value-type="float">
            <text:p>60</text:p>
          </table:table-cell>
          <table:table-cell office:value-type="time" office:time-value="PT00H52M00S" calcext:value-type="time">
            <text:p>0.0361111111111111</text:p>
          </table:table-cell>
          <table:table-cell table:number-columns-repeated="3" office:value-type="date" office:date-value="2015-07-06T11:42:04.000001" calcext:value-type="date">
            <text:p>42191.4875462963</text:p>
          </table:table-cell>
          <table:table-cell office:value-type="time" office:time-value="PT00H00M52S" calcext:value-type="time">
            <text:p>0.000601851851851852</text:p>
          </table:table-cell>
          <table:table-cell office:value-type="date" office:date-value="2015-07-06T11:42:56" calcext:value-type="date">
            <text:p>42191.488148148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42:09" calcext:value-type="date">
            <text:p>42191.4876041667</text:p>
          </table:table-cell>
          <table:table-cell office:value-type="date" office:date-value="2015-07-06T11:42:10" calcext:value-type="date">
            <text:p>42191.4876157407</text:p>
          </table:table-cell>
          <table:table-cell office:value-type="date" office:date-value="2015-07-06T11:42:09" calcext:value-type="date">
            <text:p>42191.4876041667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3:11.000001" calcext:value-type="date">
            <text:p>42191.488321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2:10" calcext:value-type="date">
            <text:p>42191.4876157407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3:11.000001" calcext:value-type="date">
            <text:p>42191.488321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10" calcext:value-type="date">
            <text:p>42191.4876157407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3:10" calcext:value-type="date">
            <text:p>42191.4883101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2:12.000001" calcext:value-type="date">
            <text:p>42191.4876388889</text:p>
          </table:table-cell>
          <table:table-cell office:value-type="date" office:date-value="2015-07-06T11:42:13" calcext:value-type="date">
            <text:p>42191.487650463</text:p>
          </table:table-cell>
          <table:table-cell office:value-type="date" office:date-value="2015-07-06T11:42:12.000001" calcext:value-type="date">
            <text:p>42191.487638888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37" calcext:value-type="date">
            <text:p>42191.487928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2:13" calcext:value-type="date">
            <text:p>42191.48765046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2:37" calcext:value-type="date">
            <text:p>42191.487928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2:13" calcext:value-type="date">
            <text:p>42191.487650463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35" calcext:value-type="date">
            <text:p>42191.4879050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42:15" calcext:value-type="date">
            <text:p>42191.4876736111</text:p>
          </table:table-cell>
          <table:table-cell office:value-type="date" office:date-value="2015-07-06T11:42:16" calcext:value-type="date">
            <text:p>42191.4876851852</text:p>
          </table:table-cell>
          <table:table-cell office:value-type="date" office:date-value="2015-07-06T11:42:15" calcext:value-type="date">
            <text:p>42191.4876736111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2:48" calcext:value-type="date">
            <text:p>42191.48805555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-7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7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2:16" calcext:value-type="date">
            <text:p>42191.4876851852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2:48" calcext:value-type="date">
            <text:p>42191.48805555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2:16" calcext:value-type="date">
            <text:p>42191.487685185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2:47.000001" calcext:value-type="date">
            <text:p>42191.48804398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6-7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2:20.000001" calcext:value-type="date">
            <text:p>42191.487731481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3:22.000001" calcext:value-type="date">
            <text:p>42191.4884490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2:20.000001" calcext:value-type="date">
            <text:p>42191.487731481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3:22.000001" calcext:value-type="date">
            <text:p>42191.48844907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21" calcext:value-type="date">
            <text:p>42191.4877430556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3:21" calcext:value-type="date">
            <text:p>42191.48843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42:24" calcext:value-type="date">
            <text:p>42191.487777777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5:00" calcext:value-type="date">
            <text:p>42191.48958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8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42:24" calcext:value-type="date">
            <text:p>42191.4877777778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5:00" calcext:value-type="date">
            <text:p>42191.489583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42:25" calcext:value-type="date">
            <text:p>42191.4877893519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44:59" calcext:value-type="date">
            <text:p>42191.4895717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42:29" calcext:value-type="date">
            <text:p>42191.4878356482</text:p>
          </table:table-cell>
          <table:table-cell office:value-type="date" office:date-value="2015-07-06T11:42:30" calcext:value-type="date">
            <text:p>42191.4878472222</text:p>
          </table:table-cell>
          <table:table-cell office:value-type="date" office:date-value="2015-07-06T11:42:29" calcext:value-type="date">
            <text:p>42191.4878356482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2:46" calcext:value-type="date">
            <text:p>42191.48803240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2</text:p>
          </table:table-cell>
          <table:table-cell office:value-type="string" calcext:value-type="string">
            <text:p>15-+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2:30" calcext:value-type="date">
            <text:p>42191.4878472222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2:46" calcext:value-type="date">
            <text:p>42191.48803240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30" calcext:value-type="date">
            <text:p>42191.4878472222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2:45" calcext:value-type="date">
            <text:p>42191.488020833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2</text:p>
          </table:table-cell>
          <table:table-cell office:value-type="string" calcext:value-type="string">
            <text:p>15-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42:34" calcext:value-type="date">
            <text:p>42191.4878935185</text:p>
          </table:table-cell>
          <table:table-cell office:value-type="date" office:date-value="2015-07-06T11:42:35" calcext:value-type="date">
            <text:p>42191.4879050926</text:p>
          </table:table-cell>
          <table:table-cell office:value-type="date" office:date-value="2015-07-06T11:42:34" calcext:value-type="date">
            <text:p>42191.4878935185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3:18" calcext:value-type="date">
            <text:p>42191.4884027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0</text:p>
          </table:table-cell>
          <table:table-cell office:value-type="string" calcext:value-type="string">
            <text:p>23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1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2:35" calcext:value-type="date">
            <text:p>42191.4879050926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3:18" calcext:value-type="date">
            <text:p>42191.4884027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2:35" calcext:value-type="date">
            <text:p>42191.4879050926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3:17.000001" calcext:value-type="date">
            <text:p>42191.48839120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0</text:p>
          </table:table-cell>
          <table:table-cell office:value-type="string" calcext:value-type="string">
            <text:p>23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office:value-type="date" office:date-value="2015-07-06T11:42:36" calcext:value-type="date">
            <text:p>42191.4879166667</text:p>
          </table:table-cell>
          <table:table-cell office:value-type="date" office:date-value="2015-07-06T11:42:37" calcext:value-type="date">
            <text:p>42191.4879282407</text:p>
          </table:table-cell>
          <table:table-cell office:value-type="date" office:date-value="2015-07-06T11:42:36" calcext:value-type="date">
            <text:p>42191.4879166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00" calcext:value-type="date">
            <text:p>42191.4881944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2:37" calcext:value-type="date">
            <text:p>42191.487928240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00" calcext:value-type="date">
            <text:p>42191.4881944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2:37" calcext:value-type="date">
            <text:p>42191.4879282407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2:59" calcext:value-type="date">
            <text:p>42191.4881828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2:46" calcext:value-type="date">
            <text:p>42191.488032407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3:18" calcext:value-type="date">
            <text:p>42191.48840277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</text:p>
          </table:table-cell>
          <table:table-cell office:value-type="string" calcext:value-type="string">
            <text:p>3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2:46" calcext:value-type="date">
            <text:p>42191.4880324074</text:p>
          </table:table-cell>
          <table:table-cell office:value-type="time" office:time-value="PT00H00M32S" calcext:value-type="time">
            <text:p>0.00037037037037037</text:p>
          </table:table-cell>
          <table:table-cell office:value-type="date" office:date-value="2015-07-06T11:43:18" calcext:value-type="date">
            <text:p>42191.488402777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47.000001" calcext:value-type="date">
            <text:p>42191.4880439815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3:17.000001" calcext:value-type="date">
            <text:p>42191.48839120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</text:p>
          </table:table-cell>
          <table:table-cell office:value-type="string" calcext:value-type="string">
            <text:p>3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2:53" calcext:value-type="date">
            <text:p>42191.4881134259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3:36.000001" calcext:value-type="date">
            <text:p>42191.4886111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4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2:53" calcext:value-type="date">
            <text:p>42191.4881134259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3:36.000001" calcext:value-type="date">
            <text:p>42191.48861111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2:54" calcext:value-type="date">
            <text:p>42191.488125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3:35" calcext:value-type="date">
            <text:p>42191.4885995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</text:p>
          </table:table-cell>
          <table:table-cell office:value-type="string" calcext:value-type="string">
            <text:p>6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42:57" calcext:value-type="date">
            <text:p>42191.4881597222</text:p>
          </table:table-cell>
          <table:table-cell office:value-type="date" office:date-value="2015-07-06T11:42:58" calcext:value-type="date">
            <text:p>42191.4881712963</text:p>
          </table:table-cell>
          <table:table-cell office:value-type="date" office:date-value="2015-07-06T11:42:57" calcext:value-type="date">
            <text:p>42191.4881597222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3:59" calcext:value-type="date">
            <text:p>42191.4888773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2:58" calcext:value-type="date">
            <text:p>42191.4881712963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3:59" calcext:value-type="date">
            <text:p>42191.488877314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2:58" calcext:value-type="date">
            <text:p>42191.488171296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3:58" calcext:value-type="date">
            <text:p>42191.48886574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00" calcext:value-type="date">
            <text:p>42191.488194444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24" calcext:value-type="date">
            <text:p>42191.488472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6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00" calcext:value-type="date">
            <text:p>42191.488194444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24" calcext:value-type="date">
            <text:p>42191.488472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3:01.000001" calcext:value-type="date">
            <text:p>42191.488206018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3:23" calcext:value-type="date">
            <text:p>42191.488460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3:04.000001" calcext:value-type="date">
            <text:p>42191.4882407408</text:p>
          </table:table-cell>
          <table:table-cell office:value-type="date" office:date-value="2015-07-06T11:43:05" calcext:value-type="date">
            <text:p>42191.4882523148</text:p>
          </table:table-cell>
          <table:table-cell office:value-type="date" office:date-value="2015-07-06T11:43:04.000001" calcext:value-type="date">
            <text:p>42191.488240740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4:07" calcext:value-type="date">
            <text:p>42191.48896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3:05" calcext:value-type="date">
            <text:p>42191.488252314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4:07" calcext:value-type="date">
            <text:p>42191.48896990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3:05" calcext:value-type="date">
            <text:p>42191.4882523148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4:06" calcext:value-type="date">
            <text:p>42191.48895833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08" calcext:value-type="date">
            <text:p>42191.48828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8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08" calcext:value-type="date">
            <text:p>42191.48828703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3:09.000001" calcext:value-type="date">
            <text:p>42191.4882986111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3:31" calcext:value-type="date">
            <text:p>42191.488553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3:18" calcext:value-type="date">
            <text:p>42191.4884027778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5:19" calcext:value-type="date">
            <text:p>42191.489803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9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3:18" calcext:value-type="date">
            <text:p>42191.4884027778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5:19" calcext:value-type="date">
            <text:p>42191.48980324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3:18" calcext:value-type="date">
            <text:p>42191.4884027778</text:p>
          </table:table-cell>
          <table:table-cell office:value-type="time" office:time-value="PT00H02M00S" calcext:value-type="time">
            <text:p>0.00138888888888889</text:p>
          </table:table-cell>
          <table:table-cell office:value-type="date" office:date-value="2015-07-06T11:45:18" calcext:value-type="date">
            <text:p>42191.489791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office:value-type="date" office:date-value="2015-07-06T11:43:20.000001" calcext:value-type="date">
            <text:p>42191.4884259259</text:p>
          </table:table-cell>
          <table:table-cell office:value-type="date" office:date-value="2015-07-06T11:43:21" calcext:value-type="date">
            <text:p>42191.4884375</text:p>
          </table:table-cell>
          <table:table-cell office:value-type="date" office:date-value="2015-07-06T11:43:20.000001" calcext:value-type="date">
            <text:p>42191.4884259259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38.000001" calcext:value-type="date">
            <text:p>42191.48863425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20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21" calcext:value-type="date">
            <text:p>42191.4884375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38.000001" calcext:value-type="date">
            <text:p>42191.48863425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3:22.000001" calcext:value-type="date">
            <text:p>42191.4884490741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3:37" calcext:value-type="date">
            <text:p>42191.48862268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22.000001" calcext:value-type="date">
            <text:p>42191.4884490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46.000001" calcext:value-type="date">
            <text:p>42191.488726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22.000001" calcext:value-type="date">
            <text:p>42191.4884490741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46.000001" calcext:value-type="date">
            <text:p>42191.4887268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3:22.000001" calcext:value-type="date">
            <text:p>42191.4884490741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45" calcext:value-type="date">
            <text:p>42191.4887152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office:value-type="date" office:date-value="2015-07-06T11:43:26" calcext:value-type="date">
            <text:p>42191.4884953704</text:p>
          </table:table-cell>
          <table:table-cell office:value-type="date" office:date-value="2015-07-06T11:43:27" calcext:value-type="date">
            <text:p>42191.4885069445</text:p>
          </table:table-cell>
          <table:table-cell office:value-type="date" office:date-value="2015-07-06T11:43:26" calcext:value-type="date">
            <text:p>42191.4884953704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4:09" calcext:value-type="date">
            <text:p>42191.4889930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</text:p>
          </table:table-cell>
          <table:table-cell office:value-type="string" calcext:value-type="string">
            <text:p>8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2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3:27" calcext:value-type="date">
            <text:p>42191.4885069445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4:09" calcext:value-type="date">
            <text:p>42191.48899305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3:27" calcext:value-type="date">
            <text:p>42191.4885069445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4:08" calcext:value-type="date">
            <text:p>42191.4889814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0</text:p>
          </table:table-cell>
          <table:table-cell office:value-type="string" calcext:value-type="string">
            <text:p>8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3:29" calcext:value-type="date">
            <text:p>42191.4885300926</text:p>
          </table:table-cell>
          <table:table-cell office:value-type="date" office:date-value="2015-07-06T11:43:30.000001" calcext:value-type="date">
            <text:p>42191.4885416667</text:p>
          </table:table-cell>
          <table:table-cell office:value-type="date" office:date-value="2015-07-06T11:43:29" calcext:value-type="date">
            <text:p>42191.488530092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54" calcext:value-type="date">
            <text:p>42191.4888194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3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30.000001" calcext:value-type="date">
            <text:p>42191.4885416667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54" calcext:value-type="date">
            <text:p>42191.48881944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3:30.000001" calcext:value-type="date">
            <text:p>42191.4885416667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53" calcext:value-type="date">
            <text:p>42191.4888078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date" office:date-value="2015-07-06T11:43:33.000001" calcext:value-type="date">
            <text:p>42191.4885763889</text:p>
          </table:table-cell>
          <table:table-cell office:value-type="date" office:date-value="2015-07-06T11:43:32" calcext:value-type="date">
            <text:p>42191.4885648148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57.000001" calcext:value-type="date">
            <text:p>42191.488854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4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33.000001" calcext:value-type="date">
            <text:p>42191.4885763889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3:57.000001" calcext:value-type="date">
            <text:p>42191.4888541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3:33.000001" calcext:value-type="date">
            <text:p>42191.4885763889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3:56" calcext:value-type="date">
            <text:p>42191.48884259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36.000001" calcext:value-type="date">
            <text:p>42191.4886111111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53" calcext:value-type="date">
            <text:p>42191.48880787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6</text:p>
          </table:table-cell>
          <table:table-cell office:value-type="string" calcext:value-type="string">
            <text:p>12-1+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05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36.000001" calcext:value-type="date">
            <text:p>42191.4886111111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53" calcext:value-type="date">
            <text:p>42191.488807870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3:37" calcext:value-type="date">
            <text:p>42191.4886226852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3:52.000001" calcext:value-type="date">
            <text:p>42191.48879629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6</text:p>
          </table:table-cell>
          <table:table-cell office:value-type="string" calcext:value-type="string">
            <text:p>12-1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38.000001" calcext:value-type="date">
            <text:p>42191.488634259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55.000001" calcext:value-type="date">
            <text:p>42191.48883101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206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38.000001" calcext:value-type="date">
            <text:p>42191.488634259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3:55.000001" calcext:value-type="date">
            <text:p>42191.48883101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3:39" calcext:value-type="date">
            <text:p>42191.4886458333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3:54" calcext:value-type="date">
            <text:p>42191.48881944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3:41.000001" calcext:value-type="date">
            <text:p>42191.4886689815</text:p>
          </table:table-cell>
          <table:table-cell office:value-type="date" office:date-value="2015-07-06T11:43:42" calcext:value-type="date">
            <text:p>42191.4886805556</text:p>
          </table:table-cell>
          <table:table-cell office:value-type="date" office:date-value="2015-07-06T11:43:41.000001" calcext:value-type="date">
            <text:p>42191.488668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4:06" calcext:value-type="date">
            <text:p>42191.488958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7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3:42" calcext:value-type="date">
            <text:p>42191.488680555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4:06" calcext:value-type="date">
            <text:p>42191.488958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3:43" calcext:value-type="date">
            <text:p>42191.488692129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4:05" calcext:value-type="date">
            <text:p>42191.488946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3:50" calcext:value-type="date">
            <text:p>42191.4887731482</text:p>
          </table:table-cell>
          <table:table-cell office:value-type="date" office:date-value="2015-07-06T11:43:51" calcext:value-type="date">
            <text:p>42191.4887847222</text:p>
          </table:table-cell>
          <table:table-cell office:value-type="date" office:date-value="2015-07-06T11:43:50" calcext:value-type="date">
            <text:p>42191.488773148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4:22" calcext:value-type="date">
            <text:p>42191.4891435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8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3:51" calcext:value-type="date">
            <text:p>42191.4887847222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4:22" calcext:value-type="date">
            <text:p>42191.48914351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3:51" calcext:value-type="date">
            <text:p>42191.4887847222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4:21" calcext:value-type="date">
            <text:p>42191.48913194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3:54" calcext:value-type="date">
            <text:p>42191.4888194445</text:p>
          </table:table-cell>
          <table:table-cell office:value-type="date" office:date-value="2015-07-06T11:43:55.000001" calcext:value-type="date">
            <text:p>42191.4888310185</text:p>
          </table:table-cell>
          <table:table-cell office:value-type="date" office:date-value="2015-07-06T11:43:54" calcext:value-type="date">
            <text:p>42191.488819444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4:57" calcext:value-type="date">
            <text:p>42191.4895486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9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3:55.000001" calcext:value-type="date">
            <text:p>42191.488831018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4:57" calcext:value-type="date">
            <text:p>42191.48954861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3:55.000001" calcext:value-type="date">
            <text:p>42191.4888310185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4:56" calcext:value-type="date">
            <text:p>42191.4895370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office:value-type="date" office:date-value="2015-07-06T11:43:56" calcext:value-type="date">
            <text:p>42191.4888425926</text:p>
          </table:table-cell>
          <table:table-cell office:value-type="date" office:date-value="2015-07-06T11:43:57.000001" calcext:value-type="date">
            <text:p>42191.4888541667</text:p>
          </table:table-cell>
          <table:table-cell office:value-type="date" office:date-value="2015-07-06T11:43:56" calcext:value-type="date">
            <text:p>42191.4888425926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4:14" calcext:value-type="date">
            <text:p>42191.48905092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3210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3:57.000001" calcext:value-type="date">
            <text:p>42191.4888541667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4:14" calcext:value-type="date">
            <text:p>42191.48905092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3:57.000001" calcext:value-type="date">
            <text:p>42191.4888541667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4:13" calcext:value-type="date">
            <text:p>42191.48903935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4:02" calcext:value-type="date">
            <text:p>42191.488912037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4:45" calcext:value-type="date">
            <text:p>42191.48940972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10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1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4:02" calcext:value-type="date">
            <text:p>42191.488912037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4:45" calcext:value-type="date">
            <text:p>42191.48940972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5M43S" calcext:value-type="time">
            <text:p>0.0109143518518519</text:p>
          </table:table-cell>
          <table:table-cell table:number-columns-repeated="3" office:value-type="date" office:date-value="2015-07-06T11:44:03" calcext:value-type="date">
            <text:p>42191.4889236111</text:p>
          </table:table-cell>
          <table:table-cell office:value-type="time" office:time-value="PT00H00M41S" calcext:value-type="time">
            <text:p>0.000474537037037037</text:p>
          </table:table-cell>
          <table:table-cell office:value-type="date" office:date-value="2015-07-06T11:44:44" calcext:value-type="date">
            <text:p>42191.48939814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10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4:05" calcext:value-type="date">
            <text:p>42191.488946759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6:06.000001" calcext:value-type="date">
            <text:p>42191.4903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4:05" calcext:value-type="date">
            <text:p>42191.4889467593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6:06.000001" calcext:value-type="date">
            <text:p>42191.49034722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44:06" calcext:value-type="date">
            <text:p>42191.4889583333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6:05" calcext:value-type="date">
            <text:p>42191.490335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office:value-type="date" office:date-value="2015-07-06T11:44:08" calcext:value-type="date">
            <text:p>42191.4889814815</text:p>
          </table:table-cell>
          <table:table-cell office:value-type="date" office:date-value="2015-07-06T11:44:09" calcext:value-type="date">
            <text:p>42191.4889930556</text:p>
          </table:table-cell>
          <table:table-cell office:value-type="date" office:date-value="2015-07-06T11:44:08" calcext:value-type="date">
            <text:p>42191.4889814815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11-1+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13.batch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4M00S" calcext:value-type="time">
            <text:p>0.0375</text:p>
          </table:table-cell>
          <table:table-cell table:number-columns-repeated="3" office:value-type="date" office:date-value="2015-07-06T11:44:09" calcext:value-type="date">
            <text:p>42191.4889930556</text:p>
          </table:table-cell>
          <table:table-cell office:value-type="time" office:time-value="PT00H00M27S" calcext:value-type="time">
            <text:p>0.0003125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float" office:value="120" calcext:value-type="float">
            <text:p>120</text:p>
          </table:table-cell>
          <table:table-cell office:value-type="time" office:time-value="PT00H52M00S" calcext:value-type="time">
            <text:p>0.0361111111111111</text:p>
          </table:table-cell>
          <table:table-cell table:number-columns-repeated="3" office:value-type="date" office:date-value="2015-07-06T11:44:09" calcext:value-type="date">
            <text:p>42191.4889930556</text:p>
          </table:table-cell>
          <table:table-cell office:value-type="time" office:time-value="PT00H00M26S" calcext:value-type="time">
            <text:p>0.000300925925925926</text:p>
          </table:table-cell>
          <table:table-cell office:value-type="date" office:date-value="2015-07-06T11:44:35" calcext:value-type="date">
            <text:p>42191.48929398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rtual[4</text:p>
          </table:table-cell>
          <table:table-cell office:value-type="string" calcext:value-type="string">
            <text:p>11-1+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4:11" calcext:value-type="date">
            <text:p>42191.4890162037</text:p>
          </table:table-cell>
          <table:table-cell office:value-type="date" office:date-value="2015-07-06T11:44:12" calcext:value-type="date">
            <text:p>42191.4890277778</text:p>
          </table:table-cell>
          <table:table-cell office:value-type="date" office:date-value="2015-07-06T11:44:11" calcext:value-type="date">
            <text:p>42191.4890162037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5:14" calcext:value-type="date">
            <text:p>42191.489745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4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4:12" calcext:value-type="date">
            <text:p>42191.4890277778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5:14" calcext:value-type="date">
            <text:p>42191.48974537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4:12" calcext:value-type="date">
            <text:p>42191.4890277778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5:12.000001" calcext:value-type="date">
            <text:p>42191.48972222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4:14" calcext:value-type="date">
            <text:p>42191.4890509259</text:p>
          </table:table-cell>
          <table:table-cell office:value-type="date" office:date-value="2015-07-06T11:44:15" calcext:value-type="date">
            <text:p>42191.4890625</text:p>
          </table:table-cell>
          <table:table-cell office:value-type="date" office:date-value="2015-07-06T11:44:14" calcext:value-type="date">
            <text:p>42191.4890509259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5:17" calcext:value-type="date">
            <text:p>42191.48978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5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4:15" calcext:value-type="date">
            <text:p>42191.4890625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5:17" calcext:value-type="date">
            <text:p>42191.48978009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4:15" calcext:value-type="date">
            <text:p>42191.4890625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5:16" calcext:value-type="date">
            <text:p>42191.48976851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4:19" calcext:value-type="date">
            <text:p>42191.4891087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+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16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7M00S" calcext:value-type="time">
            <text:p>0.0118055555555556</text:p>
          </table:table-cell>
          <table:table-cell table:number-columns-repeated="3" office:value-type="date" office:date-value="2015-07-06T11:44:19" calcext:value-type="date">
            <text:p>42191.4891087963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4:20" calcext:value-type="date">
            <text:p>42191.4891203704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4:35" calcext:value-type="date">
            <text:p>42191.48929398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-+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office:value-type="date" office:date-value="2015-07-06T11:44:21" calcext:value-type="date">
            <text:p>42191.4891319444</text:p>
          </table:table-cell>
          <table:table-cell office:value-type="date" office:date-value="2015-07-06T11:44:22" calcext:value-type="date">
            <text:p>42191.4891435185</text:p>
          </table:table-cell>
          <table:table-cell office:value-type="date" office:date-value="2015-07-06T11:44:21" calcext:value-type="date">
            <text:p>42191.4891319444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4:38" calcext:value-type="date">
            <text:p>42191.48932870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20-23]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7.batch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6M00S" calcext:value-type="time">
            <text:p>0.0111111111111111</text:p>
          </table:table-cell>
          <table:table-cell table:number-columns-repeated="3" office:value-type="date" office:date-value="2015-07-06T11:44:22" calcext:value-type="date">
            <text:p>42191.4891435185</text:p>
          </table:table-cell>
          <table:table-cell office:value-type="time" office:time-value="PT00H00M16S" calcext:value-type="time">
            <text:p>0.000185185185185185</text:p>
          </table:table-cell>
          <table:table-cell office:value-type="date" office:date-value="2015-07-06T11:44:38" calcext:value-type="date">
            <text:p>42191.48932870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60" calcext:value-type="float">
            <text:p>6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4:22" calcext:value-type="date">
            <text:p>42191.4891435185</text:p>
          </table:table-cell>
          <table:table-cell office:value-type="time" office:time-value="PT00H00M15S" calcext:value-type="time">
            <text:p>0.000173611111111111</text:p>
          </table:table-cell>
          <table:table-cell office:value-type="date" office:date-value="2015-07-06T11:44:37" calcext:value-type="date">
            <text:p>42191.489317129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rtual[20-23]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44:25" calcext:value-type="date">
            <text:p>42191.4891782407</text:p>
          </table:table-cell>
          <table:table-cell office:value-type="date" office:date-value="2015-07-06T11:44:26" calcext:value-type="date">
            <text:p>42191.4891898148</text:p>
          </table:table-cell>
          <table:table-cell office:value-type="date" office:date-value="2015-07-06T11:44:25" calcext:value-type="date">
            <text:p>42191.4891782407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5:09" calcext:value-type="date">
            <text:p>42191.48968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8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4:26" calcext:value-type="date">
            <text:p>42191.4891898148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5:09" calcext:value-type="date">
            <text:p>42191.48968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4:26" calcext:value-type="date">
            <text:p>42191.4891898148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5:08" calcext:value-type="date">
            <text:p>42191.48967592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15-16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4:32" calcext:value-type="date">
            <text:p>42191.4892592593</text:p>
          </table:table-cell>
          <table:table-cell office:value-type="date" office:date-value="2015-07-06T11:44:33" calcext:value-type="date">
            <text:p>42191.4892708333</text:p>
          </table:table-cell>
          <table:table-cell office:value-type="date" office:date-value="2015-07-06T11:44:32" calcext:value-type="date">
            <text:p>42191.489259259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4:57" calcext:value-type="date">
            <text:p>42191.48954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19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4:33" calcext:value-type="date">
            <text:p>42191.4892708333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4:57" calcext:value-type="date">
            <text:p>42191.4895486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04S" calcext:value-type="time">
            <text:p>0.00212962962962963</text:p>
          </table:table-cell>
          <table:table-cell table:number-columns-repeated="3" office:value-type="date" office:date-value="2015-07-06T11:44:33" calcext:value-type="date">
            <text:p>42191.4892708333</text:p>
          </table:table-cell>
          <table:table-cell office:value-type="time" office:time-value="PT00H00M23S" calcext:value-type="time">
            <text:p>0.000266203703703704</text:p>
          </table:table-cell>
          <table:table-cell office:value-type="date" office:date-value="2015-07-06T11:44:56" calcext:value-type="date">
            <text:p>42191.489537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office:value-type="date" office:date-value="2015-07-06T11:44:35" calcext:value-type="date">
            <text:p>42191.4892939815</text:p>
          </table:table-cell>
          <table:table-cell office:value-type="date" office:date-value="2015-07-06T11:44:36" calcext:value-type="date">
            <text:p>42191.4893055556</text:p>
          </table:table-cell>
          <table:table-cell office:value-type="date" office:date-value="2015-07-06T11:44:35" calcext:value-type="date">
            <text:p>42191.4892939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5:00" calcext:value-type="date">
            <text:p>42191.489583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0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4:36" calcext:value-type="date">
            <text:p>42191.4893055556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5:00" calcext:value-type="date">
            <text:p>42191.48958333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4:37" calcext:value-type="date">
            <text:p>42191.489317129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4:59" calcext:value-type="date">
            <text:p>42191.4895717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4:58" calcext:value-type="date">
            <text:p>42191.489560185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6:59" calcext:value-type="date">
            <text:p>42191.490960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1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16M08S" calcext:value-type="time">
            <text:p>0.0112037037037037</text:p>
          </table:table-cell>
          <table:table-cell table:number-columns-repeated="3" office:value-type="date" office:date-value="2015-07-06T11:44:58" calcext:value-type="date">
            <text:p>42191.4895601852</text:p>
          </table:table-cell>
          <table:table-cell office:value-type="time" office:time-value="PT00H02M01S" calcext:value-type="time">
            <text:p>0.00140046296296296</text:p>
          </table:table-cell>
          <table:table-cell office:value-type="date" office:date-value="2015-07-06T11:46:59" calcext:value-type="date">
            <text:p>42191.49096064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8" calcext:value-type="float">
            <text:p>8</text:p>
          </table:table-cell>
          <table:table-cell office:value-type="time" office:time-value="PT00H15M52S" calcext:value-type="time">
            <text:p>0.0110185185185185</text:p>
          </table:table-cell>
          <table:table-cell table:number-columns-repeated="3" office:value-type="date" office:date-value="2015-07-06T11:44:59" calcext:value-type="date">
            <text:p>42191.4895717593</text:p>
          </table:table-cell>
          <table:table-cell office:value-type="time" office:time-value="PT00H01M59S" calcext:value-type="time">
            <text:p>0.00137731481481481</text:p>
          </table:table-cell>
          <table:table-cell office:value-type="date" office:date-value="2015-07-06T11:46:58" calcext:value-type="date">
            <text:p>42191.49094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5:02" calcext:value-type="date">
            <text:p>42191.48960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5:26" calcext:value-type="date">
            <text:p>42191.4898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2.batch</text:p>
          </table:table-cell>
          <table:table-cell office:value-type="float" office:value="8" calcext:value-type="float">
            <text:p>8</text:p>
          </table:table-cell>
          <table:table-cell office:value-type="time" office:time-value="PT00H03M12S" calcext:value-type="time">
            <text:p>0.00222222222222222</text:p>
          </table:table-cell>
          <table:table-cell table:number-columns-repeated="3" office:value-type="date" office:date-value="2015-07-06T11:45:02" calcext:value-type="date">
            <text:p>42191.4896064815</text:p>
          </table:table-cell>
          <table:table-cell office:value-type="time" office:time-value="PT00H00M24S" calcext:value-type="time">
            <text:p>0.000277777777777778</text:p>
          </table:table-cell>
          <table:table-cell office:value-type="date" office:date-value="2015-07-06T11:45:26" calcext:value-type="date">
            <text:p>42191.48988425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56S" calcext:value-type="time">
            <text:p>0.00203703703703704</text:p>
          </table:table-cell>
          <table:table-cell table:number-columns-repeated="3" office:value-type="date" office:date-value="2015-07-06T11:45:03" calcext:value-type="date">
            <text:p>42191.4896180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25" calcext:value-type="date">
            <text:p>42191.48987268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5:05" calcext:value-type="date">
            <text:p>42191.4896412037</text:p>
          </table:table-cell>
          <table:table-cell office:value-type="date" office:date-value="2015-07-06T11:45:06" calcext:value-type="date">
            <text:p>42191.4896527778</text:p>
          </table:table-cell>
          <table:table-cell office:value-type="date" office:date-value="2015-07-06T11:45:05" calcext:value-type="date">
            <text:p>42191.4896412037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5:37" calcext:value-type="date">
            <text:p>42191.4900115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4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3.batch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5:06" calcext:value-type="date">
            <text:p>42191.4896527778</text:p>
          </table:table-cell>
          <table:table-cell office:value-type="time" office:time-value="PT00H00M31S" calcext:value-type="time">
            <text:p>0.000358796296296296</text:p>
          </table:table-cell>
          <table:table-cell office:value-type="date" office:date-value="2015-07-06T11:45:37" calcext:value-type="date">
            <text:p>42191.49001157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30" calcext:value-type="float">
            <text:p>30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5:06" calcext:value-type="date">
            <text:p>42191.4896527778</text:p>
          </table:table-cell>
          <table:table-cell office:value-type="time" office:time-value="PT00H00M30S" calcext:value-type="time">
            <text:p>0.000347222222222222</text:p>
          </table:table-cell>
          <table:table-cell office:value-type="date" office:date-value="2015-07-06T11:45:36" calcext:value-type="date">
            <text:p>42191.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rtual[2</text:p>
          </table:table-cell>
          <table:table-cell office:value-type="string" calcext:value-type="string">
            <text:p>4]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00S" calcext:value-type="time">
            <text:p>0.0395833333333333</text:p>
          </table:table-cell>
          <table:table-cell office:value-type="date" office:date-value="2015-07-06T11:45:07" calcext:value-type="date">
            <text:p>42191.4896643519</text:p>
          </table:table-cell>
          <table:table-cell office:value-type="date" office:date-value="2015-07-06T11:45:09" calcext:value-type="date">
            <text:p>42191.4896875</text:p>
          </table:table-cell>
          <table:table-cell office:value-type="date" office:date-value="2015-07-06T11:45:07" calcext:value-type="date">
            <text:p>42191.4896643519</text:p>
          </table:table-cell>
          <table:table-cell office:value-type="time" office:time-value="PT00H01M30S" calcext:value-type="time">
            <text:p>0.00104166666666667</text:p>
          </table:table-cell>
          <table:table-cell office:value-type="date" office:date-value="2015-07-06T11:46:39" calcext:value-type="date">
            <text:p>42191.49072916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5-6</text:p>
          </table:table-cell>
          <table:table-cell office:value-type="string" calcext:value-type="string">
            <text:p>10]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4.batch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7M00S" calcext:value-type="time">
            <text:p>0.0395833333333333</text:p>
          </table:table-cell>
          <table:table-cell table:number-columns-repeated="3" office:value-type="date" office:date-value="2015-07-06T11:45:09" calcext:value-type="date">
            <text:p>42191.4896875</text:p>
          </table:table-cell>
          <table:table-cell office:value-type="time" office:time-value="PT00H01M30S" calcext:value-type="time">
            <text:p>0.00104166666666667</text:p>
          </table:table-cell>
          <table:table-cell office:value-type="date" office:date-value="2015-07-06T11:46:39" calcext:value-type="date">
            <text:p>42191.49072916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8" calcext:value-type="float">
            <text:p>38</text:p>
          </table:table-cell>
          <table:table-cell office:value-type="time" office:time-value="PT00H56M22S" calcext:value-type="time">
            <text:p>0.0391435185185185</text:p>
          </table:table-cell>
          <table:table-cell table:number-columns-repeated="3" office:value-type="date" office:date-value="2015-07-06T11:45:09" calcext:value-type="date">
            <text:p>42191.4896875</text:p>
          </table:table-cell>
          <table:table-cell office:value-type="time" office:time-value="PT00H01M29S" calcext:value-type="time">
            <text:p>0.00103009259259259</text:p>
          </table:table-cell>
          <table:table-cell office:value-type="date" office:date-value="2015-07-06T11:46:38" calcext:value-type="date">
            <text:p>42191.49071759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irtual[5-6</text:p>
          </table:table-cell>
          <table:table-cell office:value-type="string" calcext:value-type="string">
            <text:p>10]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office:value-type="date" office:date-value="2015-07-06T11:45:11" calcext:value-type="date">
            <text:p>42191.4897106482</text:p>
          </table:table-cell>
          <table:table-cell office:value-type="date" office:date-value="2015-07-06T11:45:12.000001" calcext:value-type="date">
            <text:p>42191.4897222222</text:p>
          </table:table-cell>
          <table:table-cell office:value-type="date" office:date-value="2015-07-06T11:45:11" calcext:value-type="date">
            <text:p>42191.489710648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5:55" calcext:value-type="date">
            <text:p>42191.49021990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11]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5.batch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29S" calcext:value-type="time">
            <text:p>0.0114467592592593</text:p>
          </table:table-cell>
          <table:table-cell table:number-columns-repeated="3" office:value-type="date" office:date-value="2015-07-06T11:45:12.000001" calcext:value-type="date">
            <text:p>42191.4897222222</text:p>
          </table:table-cell>
          <table:table-cell office:value-type="time" office:time-value="PT00H00M43S" calcext:value-type="time">
            <text:p>0.000497685185185185</text:p>
          </table:table-cell>
          <table:table-cell office:value-type="date" office:date-value="2015-07-06T11:45:55" calcext:value-type="date">
            <text:p>42191.490219907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23" calcext:value-type="float">
            <text:p>23</text:p>
          </table:table-cell>
          <table:table-cell office:value-type="time" office:time-value="PT00H16M06S" calcext:value-type="time">
            <text:p>0.0111805555555556</text:p>
          </table:table-cell>
          <table:table-cell table:number-columns-repeated="3" office:value-type="date" office:date-value="2015-07-06T11:45:12.000001" calcext:value-type="date">
            <text:p>42191.4897222222</text:p>
          </table:table-cell>
          <table:table-cell office:value-type="time" office:time-value="PT00H00M42S" calcext:value-type="time">
            <text:p>0.000486111111111111</text:p>
          </table:table-cell>
          <table:table-cell office:value-type="date" office:date-value="2015-07-06T11:45:54" calcext:value-type="date">
            <text:p>42191.49020833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rtual[7</text:p>
          </table:table-cell>
          <table:table-cell office:value-type="string" calcext:value-type="string">
            <text:p>11]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office:value-type="date" office:date-value="2015-07-06T11:45:14" calcext:value-type="date">
            <text:p>42191.4897453704</text:p>
          </table:table-cell>
          <table:table-cell office:value-type="date" office:date-value="2015-07-06T11:45:15" calcext:value-type="date">
            <text:p>42191.4897569444</text:p>
          </table:table-cell>
          <table:table-cell office:value-type="date" office:date-value="2015-07-06T11:45:14" calcext:value-type="date">
            <text:p>42191.4897453704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7:51" calcext:value-type="date">
            <text:p>42191.49156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6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9M00S" calcext:value-type="time">
            <text:p>0.0270833333333333</text:p>
          </table:table-cell>
          <table:table-cell table:number-columns-repeated="3" office:value-type="date" office:date-value="2015-07-06T11:45:15" calcext:value-type="date">
            <text:p>42191.4897569444</text:p>
          </table:table-cell>
          <table:table-cell office:value-type="time" office:time-value="PT00H02M36S" calcext:value-type="time">
            <text:p>0.00180555555555556</text:p>
          </table:table-cell>
          <table:table-cell office:value-type="date" office:date-value="2015-07-06T11:47:51" calcext:value-type="date">
            <text:p>42191.49156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float" office:value="15" calcext:value-type="float">
            <text:p>15</text:p>
          </table:table-cell>
          <table:table-cell office:value-type="time" office:time-value="PT00H38M30S" calcext:value-type="time">
            <text:p>0.0267361111111111</text:p>
          </table:table-cell>
          <table:table-cell table:number-columns-repeated="3" office:value-type="date" office:date-value="2015-07-06T11:45:16" calcext:value-type="date">
            <text:p>42191.4897685185</text:p>
          </table:table-cell>
          <table:table-cell office:value-type="time" office:time-value="PT00H02M34S" calcext:value-type="time">
            <text:p>0.00178240740740741</text:p>
          </table:table-cell>
          <table:table-cell office:value-type="date" office:date-value="2015-07-06T11:47:50" calcext:value-type="date">
            <text:p>42191.49155092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office:value-type="date" office:date-value="2015-07-06T11:45:17" calcext:value-type="date">
            <text:p>42191.4897800926</text:p>
          </table:table-cell>
          <table:table-cell office:value-type="date" office:date-value="2015-07-06T11:45:18" calcext:value-type="date">
            <text:p>42191.4897916667</text:p>
          </table:table-cell>
          <table:table-cell office:value-type="date" office:date-value="2015-07-06T11:45:17" calcext:value-type="date">
            <text:p>42191.4897800926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6:20.000001" calcext:value-type="date">
            <text:p>42191.4905092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7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30S" calcext:value-type="time">
            <text:p>0.0107638888888889</text:p>
          </table:table-cell>
          <table:table-cell table:number-columns-repeated="3" office:value-type="date" office:date-value="2015-07-06T11:45:18" calcext:value-type="date">
            <text:p>42191.4897916667</text:p>
          </table:table-cell>
          <table:table-cell office:value-type="time" office:time-value="PT00H01M02S" calcext:value-type="time">
            <text:p>0.000717592592592593</text:p>
          </table:table-cell>
          <table:table-cell office:value-type="date" office:date-value="2015-07-06T11:46:20.000001" calcext:value-type="date">
            <text:p>42191.49050925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5:19" calcext:value-type="date">
            <text:p>42191.4898032407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6:19" calcext:value-type="date">
            <text:p>42191.49049768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office:value-type="date" office:date-value="2015-07-06T11:45:25" calcext:value-type="date">
            <text:p>42191.4898726852</text:p>
          </table:table-cell>
          <table:table-cell office:value-type="date" office:date-value="2015-07-06T11:45:26" calcext:value-type="date">
            <text:p>42191.4898842593</text:p>
          </table:table-cell>
          <table:table-cell office:value-type="date" office:date-value="2015-07-06T11:45:25" calcext:value-type="date">
            <text:p>42191.4898726852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6:27" calcext:value-type="date">
            <text:p>42191.49059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28.batch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15S" calcext:value-type="time">
            <text:p>0.0105902777777778</text:p>
          </table:table-cell>
          <table:table-cell table:number-columns-repeated="3" office:value-type="date" office:date-value="2015-07-06T11:45:26" calcext:value-type="date">
            <text:p>42191.4898842593</text:p>
          </table:table-cell>
          <table:table-cell office:value-type="time" office:time-value="PT00H01M01S" calcext:value-type="time">
            <text:p>0.000706018518518519</text:p>
          </table:table-cell>
          <table:table-cell office:value-type="date" office:date-value="2015-07-06T11:46:27" calcext:value-type="date">
            <text:p>42191.49059027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15" calcext:value-type="float">
            <text:p>15</text:p>
          </table:table-cell>
          <table:table-cell office:value-type="time" office:time-value="PT00H15M00S" calcext:value-type="time">
            <text:p>0.0104166666666667</text:p>
          </table:table-cell>
          <table:table-cell table:number-columns-repeated="3" office:value-type="date" office:date-value="2015-07-06T11:45:26" calcext:value-type="date">
            <text:p>42191.4898842593</text:p>
          </table:table-cell>
          <table:table-cell office:value-type="time" office:time-value="PT00H01M00S" calcext:value-type="time">
            <text:p>0.000694444444444444</text:p>
          </table:table-cell>
          <table:table-cell office:value-type="date" office:date-value="2015-07-06T11:46:26" calcext:value-type="date">
            <text:p>42191.49057870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rtual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8M00S" calcext:value-type="time">
            <text:p>0.0611111111111111</text:p>
          </table:table-cell>
          <table:table-cell office:value-type="date" office:date-value="2015-07-06T11:45:29" calcext:value-type="date">
            <text:p>42191.4899189815</text:p>
          </table:table-cell>
          <table:table-cell office:value-type="date" office:date-value="2015-07-06T11:45:30" calcext:value-type="date">
            <text:p>42191.4899305556</text:p>
          </table:table-cell>
          <table:table-cell office:value-type="date" office:date-value="2015-07-06T11:45:29" calcext:value-type="date">
            <text:p>42191.489918981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52" calcext:value-type="date">
            <text:p>42191.49018518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2-2+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29.batch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8M00S" calcext:value-type="time">
            <text:p>0.0611111111111111</text:p>
          </table:table-cell>
          <table:table-cell table:number-columns-repeated="3" office:value-type="date" office:date-value="2015-07-06T11:45:30" calcext:value-type="date">
            <text:p>42191.4899305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52" calcext:value-type="date">
            <text:p>42191.49018518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4M00S" calcext:value-type="time">
            <text:p>0.0583333333333333</text:p>
          </table:table-cell>
          <table:table-cell table:number-columns-repeated="3" office:value-type="date" office:date-value="2015-07-06T11:45:30" calcext:value-type="date">
            <text:p>42191.4899305556</text:p>
          </table:table-cell>
          <table:table-cell office:value-type="time" office:time-value="PT00H00M21S" calcext:value-type="time">
            <text:p>0.000243055555555556</text:p>
          </table:table-cell>
          <table:table-cell office:value-type="date" office:date-value="2015-07-06T11:45:51" calcext:value-type="date">
            <text:p>42191.4901736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[9</text:p>
          </table:table-cell>
          <table:table-cell office:value-type="string" calcext:value-type="string">
            <text:p>12-2+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8M00S" calcext:value-type="time">
            <text:p>0.0611111111111111</text:p>
          </table:table-cell>
          <table:table-cell office:value-type="date" office:date-value="2015-07-06T11:45:29" calcext:value-type="date">
            <text:p>42191.4899189815</text:p>
          </table:table-cell>
          <table:table-cell office:value-type="date" office:date-value="2015-07-06T11:45:30" calcext:value-type="date">
            <text:p>42191.4899305556</text:p>
          </table:table-cell>
          <table:table-cell office:value-type="date" office:date-value="2015-07-06T11:45:29" calcext:value-type="date">
            <text:p>42191.4899189815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52" calcext:value-type="date">
            <text:p>42191.49018518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[26-40]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30.batch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8M00S" calcext:value-type="time">
            <text:p>0.0611111111111111</text:p>
          </table:table-cell>
          <table:table-cell table:number-columns-repeated="3" office:value-type="date" office:date-value="2015-07-06T11:45:30" calcext:value-type="date">
            <text:p>42191.4899305556</text:p>
          </table:table-cell>
          <table:table-cell office:value-type="time" office:time-value="PT00H00M22S" calcext:value-type="time">
            <text:p>0.00025462962962963</text:p>
          </table:table-cell>
          <table:table-cell office:value-type="date" office:date-value="2015-07-06T11:45:52" calcext:value-type="date">
            <text:p>42191.4901851852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40" calcext:value-type="float">
            <text:p>240</text:p>
          </table:table-cell>
          <table:table-cell office:value-type="time" office:time-value="PT01H24M00S" calcext:value-type="time">
            <text:p>0.0583333333333333</text:p>
          </table:table-cell>
          <table:table-cell table:number-columns-repeated="3" office:value-type="date" office:date-value="2015-07-06T11:45:30" calcext:value-type="date">
            <text:p>42191.4899305556</text:p>
          </table:table-cell>
          <table:table-cell office:value-type="time" office:time-value="PT00H00M21S" calcext:value-type="time">
            <text:p>0.000243055555555556</text:p>
          </table:table-cell>
          <table:table-cell office:value-type="date" office:date-value="2015-07-06T11:45:51" calcext:value-type="date">
            <text:p>42191.490173611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virtual[26-40]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48S" calcext:value-type="time">
            <text:p>0.00194444444444444</text:p>
          </table:table-cell>
          <table:table-cell office:value-type="date" office:date-value="2015-07-06T11:30:24" calcext:value-type="date">
            <text:p>42191.4794444445</text:p>
          </table:table-cell>
          <table:table-cell office:value-type="date" office:date-value="2015-07-06T11:30:25.000001" calcext:value-type="date">
            <text:p>42191.4794560185</text:p>
          </table:table-cell>
          <table:table-cell office:value-type="date" office:date-value="2015-07-06T11:30:24" calcext:value-type="date">
            <text:p>42191.4794444445</text:p>
          </table:table-cell>
          <table:table-cell office:value-type="time" office:time-value="PT00H00M21S" calcext:value-type="time">
            <text:p>0.000243055555555556</text:p>
          </table:table-cell>
          <table:table-cell office:value-type="date" office:date-value="2015-07-06T11:30:46" calcext:value-type="date">
            <text:p>42191.479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40S" calcext:value-type="time">
            <text:p>0.00185185185185185</text:p>
          </table:table-cell>
          <table:table-cell table:number-columns-repeated="3" office:value-type="date" office:date-value="2015-07-06T11:30:26" calcext:value-type="date">
            <text:p>42191.4794675926</text:p>
          </table:table-cell>
          <table:table-cell office:value-type="time" office:time-value="PT00H00M20S" calcext:value-type="time">
            <text:p>0.000231481481481481</text:p>
          </table:table-cell>
          <table:table-cell office:value-type="date" office:date-value="2015-07-06T11:30:46" calcext:value-type="date">
            <text:p>42191.479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24S" calcext:value-type="time">
            <text:p>0.00166666666666667</text:p>
          </table:table-cell>
          <table:table-cell office:value-type="date" office:date-value="2015-07-06T11:30:25.000001" calcext:value-type="date">
            <text:p>42191.4794560185</text:p>
          </table:table-cell>
          <table:table-cell office:value-type="date" office:date-value="2015-07-06T11:30:28.000001" calcext:value-type="date">
            <text:p>42191.4794907408</text:p>
          </table:table-cell>
          <table:table-cell office:value-type="date" office:date-value="2015-07-06T11:30:25.000001" calcext:value-type="date">
            <text:p>42191.4794560185</text:p>
          </table:table-cell>
          <table:table-cell office:value-type="time" office:time-value="PT00H00M18S" calcext:value-type="time">
            <text:p>0.000208333333333333</text:p>
          </table:table-cell>
          <table:table-cell office:value-type="date" office:date-value="2015-07-06T11:30:46" calcext:value-type="date">
            <text:p>42191.479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float" office:value="8" calcext:value-type="float">
            <text:p>8</text:p>
          </table:table-cell>
          <table:table-cell office:value-type="time" office:time-value="PT00H02M16S" calcext:value-type="time">
            <text:p>0.00157407407407407</text:p>
          </table:table-cell>
          <table:table-cell table:number-columns-repeated="3" office:value-type="date" office:date-value="2015-07-06T11:30:29" calcext:value-type="date">
            <text:p>42191.4795023148</text:p>
          </table:table-cell>
          <table:table-cell office:value-type="time" office:time-value="PT00H00M17S" calcext:value-type="time">
            <text:p>0.000196759259259259</text:p>
          </table:table-cell>
          <table:table-cell office:value-type="date" office:date-value="2015-07-06T11:30:46" calcext:value-type="date">
            <text:p>42191.47969907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rtual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16:31:25.735412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6T17:09:58.545076296</dc:date>
    <meta:generator>LibreOffice/4.2.3.3$Linux_X86_64 LibreOffice_project/420m0$Build-3</meta:generator>
    <meta:editing-duration>P0D</meta:editing-duration>
    <meta:editing-cycles>1</meta:editing-cycles>
    <meta:document-statistic meta:table-count="1" meta:cell-count="8266" meta:object-count="0"/>
  </office:meta>
</office:document-meta>
</file>